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29cm"/>
    </style:style>
    <style:style style:name="co2" style:family="table-column">
      <style:table-column-properties fo:break-before="auto" style:column-width="3.918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0.947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392cm"/>
    </style:style>
    <style:style style:name="co9" style:family="table-column">
      <style:table-column-properties fo:break-before="auto" style:column-width="1.363cm"/>
    </style:style>
    <style:style style:name="co10" style:family="table-column">
      <style:table-column-properties fo:break-before="auto" style:column-width="1.22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>
            <text:p>coord</text:p>
          </table:table-cell>
          <table:table-cell table:number-columns-repeated="14"/>
        </table:table-row>
        <table:table-row table:style-name="ro1">
          <table:table-cell office:value-type="string">
            <text:p>-moitie</text:p>
          </table:table-cell>
          <table:table-cell office:value-type="string">
            <text:p>-0.3032</text:p>
          </table:table-cell>
          <table:table-cell office:value-type="string">
            <text:p>0.3579</text:p>
          </table:table-cell>
          <table:table-cell/>
          <table:table-cell office:value-type="string">
            <text:p>Dim</text:p>
          </table:table-cell>
          <table:table-cell office:value-type="float" office:value="1">
            <text:p>1</text:p>
          </table:table-cell>
          <table:table-cell office:value-type="string">
            <text:p>Dim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Dim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-moitié</text:p>
          </table:table-cell>
          <table:table-cell office:value-type="string">
            <text:p>-0.0626</text:p>
          </table:table-cell>
          <table:table-cell office:value-type="string">
            <text:p>0.0085</text:p>
          </table:table-cell>
          <table:table-cell office:value-type="string">
            <text:p>0.4795</text:p>
          </table:table-cell>
          <table:table-cell office:value-type="string">
            <text:p>-1.3287</text:p>
          </table:table-cell>
          <table:table-cell office:value-type="string">
            <text:p>0.9071</text:p>
          </table:table-cell>
          <table:table-cell table:number-columns-repeated="9"/>
        </table:table-row>
        <table:table-row table:style-name="ro1">
          <table:table-cell office:value-type="string">
            <text:p>+moitie</text:p>
          </table:table-cell>
          <table:table-cell office:value-type="string">
            <text:p>0.628</text:p>
          </table:table-cell>
          <table:table-cell office:value-type="string">
            <text:p>-0.6053</text:p>
          </table:table-cell>
          <table:table-cell office:value-type="string">
            <text:p>-0.0245</text:p>
          </table:table-cell>
          <table:table-cell office:value-type="string">
            <text:p>0.0679</text:p>
          </table:table-cell>
          <table:table-cell office:value-type="string">
            <text:p>-0.0464</text:p>
          </table:table-cell>
          <table:table-cell table:number-columns-repeated="9"/>
        </table:table-row>
        <table:table-row table:style-name="ro1">
          <table:table-cell office:value-type="string">
            <text:p>+moitié</text:p>
          </table:table-cell>
          <table:table-cell office:value-type="string">
            <text:p>-0.0508</text:p>
          </table:table-cell>
          <table:table-cell office:value-type="string">
            <text:p>0.1327</text:p>
          </table:table-cell>
          <table:table-cell office:value-type="string">
            <text:p>-0.1247</text:p>
          </table:table-cell>
          <table:table-cell office:value-type="string">
            <text:p>-0.0131</text:p>
          </table:table-cell>
          <table:table-cell office:value-type="string">
            <text:p>-0.0125</text:p>
          </table:table-cell>
          <table:table-cell table:number-columns-repeated="9"/>
        </table:table-row>
        <table:table-row table:style-name="ro1">
          <table:table-cell office:value-type="string">
            <text:p>AideAdminFamilleNon</text:p>
          </table:table-cell>
          <table:table-cell office:value-type="string">
            <text:p>-0.0387</text:p>
          </table:table-cell>
          <table:table-cell office:value-type="string">
            <text:p>0.0177</text:p>
          </table:table-cell>
          <table:table-cell office:value-type="string">
            <text:p>1.966</text:p>
          </table:table-cell>
          <table:table-cell office:value-type="string">
            <text:p>0.206</text:p>
          </table:table-cell>
          <table:table-cell office:value-type="string">
            <text:p>0.1974</text:p>
          </table:table-cell>
          <table:table-cell table:number-columns-repeated="9"/>
        </table:table-row>
        <table:table-row table:style-name="ro1">
          <table:table-cell office:value-type="string">
            <text:p>AideAdminFamilleOui</text:p>
          </table:table-cell>
          <table:table-cell office:value-type="string">
            <text:p>0.6093</text:p>
          </table:table-cell>
          <table:table-cell office:value-type="string">
            <text:p>-0.2797</text:p>
          </table:table-cell>
          <table:table-cell office:value-type="string">
            <text:p>0.0118</text:p>
          </table:table-cell>
          <table:table-cell office:value-type="string">
            <text:p>-0.0312</text:p>
          </table:table-cell>
          <table:table-cell office:value-type="string">
            <text:p>0.0723</text:p>
          </table:table-cell>
          <table:table-cell table:number-columns-repeated="9"/>
        </table:table-row>
        <table:table-row table:style-name="ro1">
          <table:table-cell office:value-type="string">
            <text:p>AidesRecues.1</text:p>
          </table:table-cell>
          <table:table-cell office:value-type="string">
            <text:p>0.3527</text:p>
          </table:table-cell>
          <table:table-cell office:value-type="string">
            <text:p>0.3978</text:p>
          </table:table-cell>
          <table:table-cell office:value-type="string">
            <text:p>-0.1722</text:p>
          </table:table-cell>
          <table:table-cell office:value-type="string">
            <text:p>0.4557</text:p>
          </table:table-cell>
          <table:table-cell office:value-type="string">
            <text:p>-1.0562</text:p>
          </table:table-cell>
          <table:table-cell table:number-columns-repeated="9"/>
        </table:table-row>
        <table:table-row table:style-name="ro1">
          <table:table-cell office:value-type="string">
            <text:p>AidesRecues.2</text:p>
          </table:table-cell>
          <table:table-cell office:value-type="string">
            <text:p>-0.018</text:p>
          </table:table-cell>
          <table:table-cell office:value-type="string">
            <text:p>-0.0203</text:p>
          </table:table-cell>
          <table:table-cell office:value-type="string">
            <text:p>0.0376</text:p>
          </table:table-cell>
          <table:table-cell office:value-type="string">
            <text:p>-0.2619</text:p>
          </table:table-cell>
          <table:table-cell office:value-type="string">
            <text:p>0.0223</text:p>
          </table:table-cell>
          <table:table-cell table:number-columns-repeated="9"/>
        </table:table-row>
        <table:table-row table:style-name="ro1">
          <table:table-cell office:value-type="string">
            <text:p>AideVersEtranger_Non</text:p>
          </table:table-cell>
          <table:table-cell office:value-type="string">
            <text:p>-0.5166</text:p>
          </table:table-cell>
          <table:table-cell office:value-type="string">
            <text:p>0.5956</text:p>
          </table:table-cell>
          <table:table-cell office:value-type="string">
            <text:p>-0.2146</text:p>
          </table:table-cell>
          <table:table-cell office:value-type="string">
            <text:p>1.494</text:p>
          </table:table-cell>
          <table:table-cell office:value-type="string">
            <text:p>-0.1272</text:p>
          </table:table-cell>
          <table:table-cell table:number-columns-repeated="9"/>
        </table:table-row>
        <table:table-row table:style-name="ro1">
          <table:table-cell office:value-type="string">
            <text:p>AideVersEtranger_Oui</text:p>
          </table:table-cell>
          <table:table-cell office:value-type="string">
            <text:p>0.4128</text:p>
          </table:table-cell>
          <table:table-cell office:value-type="string">
            <text:p>-0.476</text:p>
          </table:table-cell>
          <table:table-cell office:value-type="string">
            <text:p>-0.0929</text:p>
          </table:table-cell>
          <table:table-cell office:value-type="string">
            <text:p>-0.1095</text:p>
          </table:table-cell>
          <table:table-cell office:value-type="string">
            <text:p>-0.2835</text:p>
          </table:table-cell>
          <table:table-cell table:number-columns-repeated="9"/>
        </table:table-row>
        <table:table-row table:style-name="ro1">
          <table:table-cell office:value-type="string">
            <text:p>AppartenancAssociationSolidarite_Membre</text:p>
          </table:table-cell>
          <table:table-cell office:value-type="string">
            <text:p>0.4782</text:p>
          </table:table-cell>
          <table:table-cell office:value-type="string">
            <text:p>-0.2234</text:p>
          </table:table-cell>
          <table:table-cell office:value-type="string">
            <text:p>0.199</text:p>
          </table:table-cell>
          <table:table-cell office:value-type="string">
            <text:p>0.2346</text:p>
          </table:table-cell>
          <table:table-cell office:value-type="string">
            <text:p>0.6074</text:p>
          </table:table-cell>
          <table:table-cell table:number-columns-repeated="9"/>
        </table:table-row>
        <table:table-row table:style-name="ro1">
          <table:table-cell office:value-type="string">
            <text:p>AppartenancAssociationSolidarite_PasMembre</text:p>
          </table:table-cell>
          <table:table-cell office:value-type="string">
            <text:p>-0.2347</text:p>
          </table:table-cell>
          <table:table-cell office:value-type="string">
            <text:p>0.1097</text:p>
          </table:table-cell>
          <table:table-cell office:value-type="string">
            <text:p>0.8773</text:p>
          </table:table-cell>
          <table:table-cell office:value-type="string">
            <text:p>-0.1459</text:p>
          </table:table-cell>
          <table:table-cell office:value-type="string">
            <text:p>-0.3032</text:p>
          </table:table-cell>
          <table:table-cell table:number-columns-repeated="9"/>
        </table:table-row>
        <table:table-row table:style-name="ro1">
          <table:table-cell office:value-type="string">
            <text:p>AppartenanceAsociationPaysOrigine_Membre</text:p>
          </table:table-cell>
          <table:table-cell office:value-type="string">
            <text:p>0.6573</text:p>
          </table:table-cell>
          <table:table-cell office:value-type="string">
            <text:p>-0.6638</text:p>
          </table:table-cell>
          <table:table-cell office:value-type="string">
            <text:p>-0.0068</text:p>
          </table:table-cell>
          <table:table-cell office:value-type="string">
            <text:p>-0.0996</text:p>
          </table:table-cell>
          <table:table-cell office:value-type="string">
            <text:p>0.8812</text:p>
          </table:table-cell>
          <table:table-cell/>
          <table:table-cell office:value-type="string">
            <text:p>Dim 1</text:p>
          </table:table-cell>
          <table:table-cell table:number-columns-repeated="7"/>
        </table:table-row>
        <table:table-row table:style-name="ro1">
          <table:table-cell office:value-type="string">
            <text:p>AppartenanceAsociationPaysOrigine_PasMembre</text:p>
          </table:table-cell>
          <table:table-cell office:value-type="string">
            <text:p>-0.2579</text:p>
          </table:table-cell>
          <table:table-cell office:value-type="string">
            <text:p>0.2604</text:p>
          </table:table-cell>
          <table:table-cell office:value-type="string">
            <text:p>-0.1905</text:p>
          </table:table-cell>
          <table:table-cell office:value-type="string">
            <text:p>0.0693</text:p>
          </table:table-cell>
          <table:table-cell office:value-type="string">
            <text:p>-0.2622</text:p>
          </table:table-cell>
          <table:table-cell/>
          <table:table-cell office:value-type="string">
            <text:p>Modalité</text:p>
          </table:table-cell>
          <table:table-cell office:value-type="string">
            <text:p>contribution</text:p>
          </table:table-cell>
          <table:table-cell office:value-type="string">
            <text:p>signe positif</text:p>
          </table:table-cell>
          <table:table-cell office:value-type="string">
            <text:p>signe négatif</text:p>
          </table:table-cell>
          <table:table-cell table:number-columns-repeated="4"/>
        </table:table-row>
        <table:table-row table:style-name="ro1">
          <table:table-cell office:value-type="string">
            <text:p>Aucun_dip</text:p>
          </table:table-cell>
          <table:table-cell office:value-type="string">
            <text:p>0.4437</text:p>
          </table:table-cell>
          <table:table-cell office:value-type="string">
            <text:p>-0.4048</text:p>
          </table:table-cell>
          <table:table-cell office:value-type="string">
            <text:p>-0.6856</text:p>
          </table:table-cell>
          <table:table-cell office:value-type="string">
            <text:p>0.5612</text:p>
          </table:table-cell>
          <table:table-cell office:value-type="string">
            <text:p>1.1221</text:p>
          </table:table-cell>
          <table:table-cell/>
          <table:table-cell office:value-type="string">
            <text:p>EmpruntOui</text:p>
          </table:table-cell>
          <table:table-cell office:value-type="string">
            <text:p>23.5934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ac_gen</text:p>
          </table:table-cell>
          <table:table-cell office:value-type="string">
            <text:p>0.0526</text:p>
          </table:table-cell>
          <table:table-cell office:value-type="string">
            <text:p>-0.0715</text:p>
          </table:table-cell>
          <table:table-cell office:value-type="string">
            <text:p>0.3517</text:p>
          </table:table-cell>
          <table:table-cell office:value-type="string">
            <text:p>0.1983</text:p>
          </table:table-cell>
          <table:table-cell office:value-type="string">
            <text:p>-0.222</text:p>
          </table:table-cell>
          <table:table-cell/>
          <table:table-cell office:value-type="string">
            <text:p>EmpruntAmi_Non</text:p>
          </table:table-cell>
          <table:table-cell office:value-type="string">
            <text:p>17.580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ac_techno_pro</text:p>
          </table:table-cell>
          <table:table-cell office:value-type="string">
            <text:p>-0.0647</text:p>
          </table:table-cell>
          <table:table-cell office:value-type="string">
            <text:p>0.0413</text:p>
          </table:table-cell>
          <table:table-cell office:value-type="string">
            <text:p>-0.5049</text:p>
          </table:table-cell>
          <table:table-cell office:value-type="string">
            <text:p>-0.7038</text:p>
          </table:table-cell>
          <table:table-cell office:value-type="string">
            <text:p>0.0139</text:p>
          </table:table-cell>
          <table:table-cell/>
          <table:table-cell office:value-type="string">
            <text:p>EmpruntFamilleOui</text:p>
          </table:table-cell>
          <table:table-cell office:value-type="string">
            <text:p>10.0794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ac+2</text:p>
          </table:table-cell>
          <table:table-cell office:value-type="string">
            <text:p>-0.2841</text:p>
          </table:table-cell>
          <table:table-cell office:value-type="string">
            <text:p>0.1994</text:p>
          </table:table-cell>
          <table:table-cell office:value-type="string">
            <text:p>0.4122</text:p>
          </table:table-cell>
          <table:table-cell office:value-type="string">
            <text:p>0.4891</text:p>
          </table:table-cell>
          <table:table-cell office:value-type="string">
            <text:p>0.0965</text:p>
          </table:table-cell>
          <table:table-cell/>
          <table:table-cell office:value-type="string">
            <text:p>AppartenanceAsociationPaysOrigine_Membre</text:p>
          </table:table-cell>
          <table:table-cell office:value-type="string">
            <text:p>5.6208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EPC</text:p>
          </table:table-cell>
          <table:table-cell office:value-type="string">
            <text:p>0.2711</text:p>
          </table:table-cell>
          <table:table-cell office:value-type="string">
            <text:p>-0.1276</text:p>
          </table:table-cell>
          <table:table-cell office:value-type="string">
            <text:p>-0.1617</text:p>
          </table:table-cell>
          <table:table-cell office:value-type="string">
            <text:p>-0.1919</text:p>
          </table:table-cell>
          <table:table-cell office:value-type="string">
            <text:p>-0.0379</text:p>
          </table:table-cell>
          <table:table-cell/>
          <table:table-cell office:value-type="string">
            <text:p>AideVersEtranger_Non</text:p>
          </table:table-cell>
          <table:table-cell office:value-type="string">
            <text:p>5.4721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CAP_BEP</text:p>
          </table:table-cell>
          <table:table-cell office:value-type="string">
            <text:p>-0.2934</text:p>
          </table:table-cell>
          <table:table-cell office:value-type="string">
            <text:p>0.6606</text:p>
          </table:table-cell>
          <table:table-cell office:value-type="string">
            <text:p>-0.2979</text:p>
          </table:table-cell>
          <table:table-cell office:value-type="string">
            <text:p>0.3805</text:p>
          </table:table-cell>
          <table:table-cell office:value-type="string">
            <text:p>0.2491</text:p>
          </table:table-cell>
          <table:table-cell/>
          <table:table-cell office:value-type="string">
            <text:p>Amis Meme Origine +moitié</text:p>
          </table:table-cell>
          <table:table-cell office:value-type="string">
            <text:p>4.748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CEP</text:p>
          </table:table-cell>
          <table:table-cell office:value-type="string">
            <text:p>0.299</text:p>
          </table:table-cell>
          <table:table-cell office:value-type="string">
            <text:p>-0.7653</text:p>
          </table:table-cell>
          <table:table-cell office:value-type="string">
            <text:p>0.3502</text:p>
          </table:table-cell>
          <table:table-cell office:value-type="string">
            <text:p>-0.4473</text:p>
          </table:table-cell>
          <table:table-cell office:value-type="string">
            <text:p>-0.2928</text:p>
          </table:table-cell>
          <table:table-cell/>
          <table:table-cell office:value-type="string">
            <text:p>AideVersEtranger_Oui</text:p>
          </table:table-cell>
          <table:table-cell office:value-type="string">
            <text:p>4.373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DIPLO_PI.NA</text:p>
          </table:table-cell>
          <table:table-cell office:value-type="string">
            <text:p>0.8811</text:p>
          </table:table-cell>
          <table:table-cell office:value-type="string">
            <text:p>-1.6214</text:p>
          </table:table-cell>
          <table:table-cell office:value-type="string">
            <text:p>-0.3347</text:p>
          </table:table-cell>
          <table:table-cell office:value-type="string">
            <text:p>-0.1048</text:p>
          </table:table-cell>
          <table:table-cell office:value-type="string">
            <text:p>0.0824</text:p>
          </table:table-cell>
          <table:table-cell/>
          <table:table-cell office:value-type="string">
            <text:p>Contact Famille Etranger jamais</text:p>
          </table:table-cell>
          <table:table-cell office:value-type="string">
            <text:p>3.7356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EmpruntAmi_Non</text:p>
          </table:table-cell>
          <table:table-cell office:value-type="string">
            <text:p>2.3966</text:p>
          </table:table-cell>
          <table:table-cell office:value-type="string">
            <text:p>1.2917</text:p>
          </table:table-cell>
          <table:table-cell office:value-type="string">
            <text:p>0.1643</text:p>
          </table:table-cell>
          <table:table-cell office:value-type="string">
            <text:p>0.0515</text:p>
          </table:table-cell>
          <table:table-cell office:value-type="string">
            <text:p>-0.0405</text:p>
          </table:table-cell>
          <table:table-cell/>
          <table:table-cell office:value-type="string">
            <text:p>EmpruntNon</text:p>
          </table:table-cell>
          <table:table-cell office:value-type="string">
            <text:p>3.6066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EmpruntAmi_Oui</text:p>
          </table:table-cell>
          <table:table-cell office:value-type="string">
            <text:p>-0.1702</text:p>
          </table:table-cell>
          <table:table-cell office:value-type="string">
            <text:p>-0.0917</text:p>
          </table:table-cell>
          <table:table-cell office:value-type="string">
            <text:p>0.3372</text:p>
          </table:table-cell>
          <table:table-cell office:value-type="string">
            <text:p>-0.0516</text:p>
          </table:table-cell>
          <table:table-cell office:value-type="string">
            <text:p>0.0497</text:p>
          </table:table-cell>
          <table:table-cell/>
          <table:table-cell office:value-type="string">
            <text:p>AppartenancAssociationSolidarite_Membre</text:p>
          </table:table-cell>
          <table:table-cell office:value-type="string">
            <text:p>3.4756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Emprunteur</text:p>
          </table:table-cell>
          <table:table-cell office:value-type="string">
            <text:p>-0.0299</text:p>
          </table:table-cell>
          <table:table-cell office:value-type="string">
            <text:p>0.1215</text:p>
          </table:table-cell>
          <table:table-cell office:value-type="string">
            <text:p>-0.2695</text:p>
          </table:table-cell>
          <table:table-cell office:value-type="string">
            <text:p>0.0412</text:p>
          </table:table-cell>
          <table:table-cell office:value-type="string">
            <text:p>-0.0397</text:p>
          </table:table-cell>
          <table:table-cell/>
          <table:table-cell office:value-type="string">
            <text:p>Amis Meme Origine -moitié</text:p>
          </table:table-cell>
          <table:table-cell office:value-type="string">
            <text:p>2.3874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EmpruntFamilleNon</text:p>
          </table:table-cell>
          <table:table-cell office:value-type="string">
            <text:p>-0.1264</text:p>
          </table:table-cell>
          <table:table-cell office:value-type="string">
            <text:p>-0.1358</text:p>
          </table:table-cell>
          <table:table-cell office:value-type="string">
            <text:p>-0.3262</text:p>
          </table:table-cell>
          <table:table-cell office:value-type="string">
            <text:p>-0.0829</text:p>
          </table:table-cell>
          <table:table-cell office:value-type="string">
            <text:p>0.0018</text:p>
          </table:table-cell>
          <table:table-cell/>
          <table:table-cell office:value-type="string">
            <text:p>AppartenanceAsociationPaysOrigine_PasMembre</text:p>
          </table:table-cell>
          <table:table-cell office:value-type="string">
            <text:p>2.2051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EmpruntFamilleOui</text:p>
          </table:table-cell>
          <table:table-cell office:value-type="string">
            <text:p>1.8457</text:p>
          </table:table-cell>
          <table:table-cell office:value-type="string">
            <text:p>1.9833</text:p>
          </table:table-cell>
          <table:table-cell office:value-type="string">
            <text:p>0.6061</text:p>
          </table:table-cell>
          <table:table-cell office:value-type="string">
            <text:p>0.4172</text:p>
          </table:table-cell>
          <table:table-cell office:value-type="string">
            <text:p>0.0066</text:p>
          </table:table-cell>
          <table:table-cell table:number-columns-repeated="9"/>
        </table:table-row>
        <table:table-row table:style-name="ro1">
          <table:table-cell office:value-type="string">
            <text:p>EmpruntNon</text:p>
          </table:table-cell>
          <table:table-cell office:value-type="string">
            <text:p>-0.3001</text:p>
          </table:table-cell>
          <table:table-cell office:value-type="string">
            <text:p>-0.2283</text:p>
          </table:table-cell>
          <table:table-cell office:value-type="string">
            <text:p>0.1437</text:p>
          </table:table-cell>
          <table:table-cell office:value-type="string">
            <text:p>-0.3517</text:p>
          </table:table-cell>
          <table:table-cell office:value-type="string">
            <text:p>-0.0154</text:p>
          </table:table-cell>
          <table:table-cell table:number-columns-repeated="9"/>
        </table:table-row>
        <table:table-row table:style-name="ro1">
          <table:table-cell office:value-type="string">
            <text:p>EmpruntOui</text:p>
          </table:table-cell>
          <table:table-cell office:value-type="string">
            <text:p>1.9632</text:p>
          </table:table-cell>
          <table:table-cell office:value-type="string">
            <text:p>1.4932</text:p>
          </table:table-cell>
          <table:table-cell office:value-type="string">
            <text:p>0.022</text:p>
          </table:table-cell>
          <table:table-cell office:value-type="string">
            <text:p>0.0068</text:p>
          </table:table-cell>
          <table:table-cell office:value-type="string">
            <text:p>0.0363</text:p>
          </table:table-cell>
          <table:table-cell table:number-columns-repeated="9"/>
        </table:table-row>
        <table:table-row table:style-name="ro1">
          <table:table-cell office:value-type="string">
            <text:p>GardeFamilleNon</text:p>
          </table:table-cell>
          <table:table-cell office:value-type="string">
            <text:p>0.0753</text:p>
          </table:table-cell>
          <table:table-cell office:value-type="string">
            <text:p>-0.0554</text:p>
          </table:table-cell>
          <table:table-cell office:value-type="string">
            <text:p>-0.1437</text:p>
          </table:table-cell>
          <table:table-cell office:value-type="string">
            <text:p>-0.0447</text:p>
          </table:table-cell>
          <table:table-cell office:value-type="string">
            <text:p>-0.2371</text:p>
          </table:table-cell>
          <table:table-cell/>
          <table:table-cell office:value-type="string">
            <text:p>Dim 2</text:p>
          </table:table-cell>
          <table:table-cell office:value-type="float" office:value="2">
            <text:p>2</text:p>
          </table:table-cell>
          <table:table-cell office:value-type="string">
            <text:p>contribution</text:p>
          </table:table-cell>
          <table:table-cell office:value-type="string">
            <text:p>signe positif</text:p>
          </table:table-cell>
          <table:table-cell office:value-type="string">
            <text:p>signe négatif</text:p>
          </table:table-cell>
          <table:table-cell table:number-columns-repeated="3"/>
        </table:table-row>
        <table:table-row table:style-name="ro1">
          <table:table-cell office:value-type="string">
            <text:p>GardeFamilleOui</text:p>
          </table:table-cell>
          <table:table-cell office:value-type="string">
            <text:p>-0.4293</text:p>
          </table:table-cell>
          <table:table-cell office:value-type="string">
            <text:p>0.3161</text:p>
          </table:table-cell>
          <table:table-cell office:value-type="string">
            <text:p>0.7338</text:p>
          </table:table-cell>
          <table:table-cell office:value-type="string">
            <text:p>0.3751</text:p>
          </table:table-cell>
          <table:table-cell office:value-type="string">
            <text:p>0.6693</text:p>
          </table:table-cell>
          <table:table-cell/>
          <table:table-cell office:value-type="string">
            <text:p>GardeFamilleNon</text:p>
          </table:table-cell>
          <table:table-cell/>
          <table:table-cell office:value-type="string">
            <text:p>15.6437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Jamais</text:p>
          </table:table-cell>
          <table:table-cell office:value-type="string">
            <text:p>-0.7654</text:p>
          </table:table-cell>
          <table:table-cell office:value-type="string">
            <text:p>0.9638</text:p>
          </table:table-cell>
          <table:table-cell office:value-type="string">
            <text:p>-0.1814</text:p>
          </table:table-cell>
          <table:table-cell office:value-type="string">
            <text:p>0.0737</text:p>
          </table:table-cell>
          <table:table-cell office:value-type="string">
            <text:p>-0.7388</text:p>
          </table:table-cell>
          <table:table-cell/>
          <table:table-cell office:value-type="string">
            <text:p>EmpruntNon</text:p>
          </table:table-cell>
          <table:table-cell/>
          <table:table-cell office:value-type="string">
            <text:p>13.3401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moit-moit</text:p>
          </table:table-cell>
          <table:table-cell office:value-type="string">
            <text:p>0.1443</text:p>
          </table:table-cell>
          <table:table-cell office:value-type="string">
            <text:p>-0.3087</text:p>
          </table:table-cell>
          <table:table-cell office:value-type="string">
            <text:p>0.6525</text:p>
          </table:table-cell>
          <table:table-cell office:value-type="string">
            <text:p>-0.1784</text:p>
          </table:table-cell>
          <table:table-cell office:value-type="string">
            <text:p>-1.1097</text:p>
          </table:table-cell>
          <table:table-cell/>
          <table:table-cell office:value-type="string">
            <text:p>CAP_BEP</text:p>
          </table:table-cell>
          <table:table-cell/>
          <table:table-cell office:value-type="string">
            <text:p>8.3395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moitie-moitie</text:p>
          </table:table-cell>
          <table:table-cell office:value-type="string">
            <text:p>0.0383</text:p>
          </table:table-cell>
          <table:table-cell office:value-type="string">
            <text:p>-0.2458</text:p>
          </table:table-cell>
          <table:table-cell office:value-type="string">
            <text:p>-0.2262</text:p>
          </table:table-cell>
          <table:table-cell office:value-type="string">
            <text:p>0.889</text:p>
          </table:table-cell>
          <table:table-cell office:value-type="string">
            <text:p>-0.5586</text:p>
          </table:table-cell>
          <table:table-cell/>
          <table:table-cell office:value-type="string">
            <text:p>EmpruntAmi_Non</text:p>
          </table:table-cell>
          <table:table-cell/>
          <table:table-cell office:value-type="string">
            <text:p>6.7887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NonEmprunteur</text:p>
          </table:table-cell>
          <table:table-cell office:value-type="string">
            <text:p>0.0351</text:p>
          </table:table-cell>
          <table:table-cell office:value-type="string">
            <text:p>-0.1428</text:p>
          </table:table-cell>
          <table:table-cell office:value-type="string">
            <text:p>0.5007</text:p>
          </table:table-cell>
          <table:table-cell office:value-type="string">
            <text:p>-0.1337</text:p>
          </table:table-cell>
          <table:table-cell office:value-type="string">
            <text:p>0.9501</text:p>
          </table:table-cell>
          <table:table-cell/>
          <table:table-cell office:value-type="string">
            <text:p>Contact Famille Etranger Parfois</text:p>
          </table:table-cell>
          <table:table-cell/>
          <table:table-cell office:value-type="float" office:value="6.665">
            <text:p>6,665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arfois</text:p>
          </table:table-cell>
          <table:table-cell office:value-type="string">
            <text:p>-0.1869</text:p>
          </table:table-cell>
          <table:table-cell office:value-type="string">
            <text:p>0.2935</text:p>
          </table:table-cell>
          <table:table-cell office:value-type="string">
            <text:p>0.9112</text:p>
          </table:table-cell>
          <table:table-cell office:value-type="string">
            <text:p>-0.3785</text:p>
          </table:table-cell>
          <table:table-cell office:value-type="string">
            <text:p>0.4916</text:p>
          </table:table-cell>
          <table:table-cell/>
          <table:table-cell office:value-type="string">
            <text:p>AideAdminFamilleOui</text:p>
          </table:table-cell>
          <table:table-cell/>
          <table:table-cell office:value-type="string">
            <text:p>6.5699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bArgentFamilleAv18Ans_Non</text:p>
          </table:table-cell>
          <table:table-cell office:value-type="string">
            <text:p>-0.088</text:p>
          </table:table-cell>
          <table:table-cell office:value-type="string">
            <text:p>-0.1266</text:p>
          </table:table-cell>
          <table:table-cell office:value-type="string">
            <text:p>0.0638</text:p>
          </table:table-cell>
          <table:table-cell office:value-type="string">
            <text:p>-0.7158</text:p>
          </table:table-cell>
          <table:table-cell office:value-type="string">
            <text:p>-0.6107</text:p>
          </table:table-cell>
          <table:table-cell/>
          <table:table-cell office:value-type="string">
            <text:p>Bac_gen</text:p>
          </table:table-cell>
          <table:table-cell/>
          <table:table-cell office:value-type="string">
            <text:p>5.8533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bArgentFamilleAv18Ans_Oui</text:p>
          </table:table-cell>
          <table:table-cell office:value-type="string">
            <text:p>0.1885</text:p>
          </table:table-cell>
          <table:table-cell office:value-type="string">
            <text:p>0.2712</text:p>
          </table:table-cell>
          <table:table-cell office:value-type="string">
            <text:p>1.0802</text:p>
          </table:table-cell>
          <table:table-cell office:value-type="string">
            <text:p>-0.8368</text:p>
          </table:table-cell>
          <table:table-cell office:value-type="string">
            <text:p>0.6227</text:p>
          </table:table-cell>
          <table:table-cell/>
          <table:table-cell office:value-type="string">
            <text:p>AidesRecues.1</text:p>
          </table:table-cell>
          <table:table-cell/>
          <table:table-cell office:value-type="string">
            <text:p>5.0564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Souvent</text:p>
          </table:table-cell>
          <table:table-cell office:value-type="string">
            <text:p>0.2382</text:p>
          </table:table-cell>
          <table:table-cell office:value-type="string">
            <text:p>-0.3217</text:p>
          </table:table-cell>
          <table:table-cell office:value-type="string">
            <text:p>-0.8488</text:p>
          </table:table-cell>
          <table:table-cell office:value-type="string">
            <text:p>-0.1417</text:p>
          </table:table-cell>
          <table:table-cell office:value-type="string">
            <text:p>0.129</text:p>
          </table:table-cell>
          <table:table-cell/>
          <table:table-cell office:value-type="string">
            <text:p>BEPC</text:p>
          </table:table-cell>
          <table:table-cell/>
          <table:table-cell office:value-type="string">
            <text:p>3.8128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Sup_Bac+2</text:p>
          </table:table-cell>
          <table:table-cell office:value-type="string">
            <text:p>-0.0825</text:p>
          </table:table-cell>
          <table:table-cell office:value-type="string">
            <text:p>0.0551</text:p>
          </table:table-cell>
          <table:table-cell office:value-type="string">
            <text:p>-0.1381</text:p>
          </table:table-cell>
          <table:table-cell office:value-type="string">
            <text:p>-0.5199</text:p>
          </table:table-cell>
          <table:table-cell office:value-type="string">
            <text:p>0.519</text:p>
          </table:table-cell>
          <table:table-cell/>
          <table:table-cell office:value-type="string">
            <text:p>Bac_techno_pro</text:p>
          </table:table-cell>
          <table:table-cell/>
          <table:table-cell office:value-type="string">
            <text:p>3.5353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0.0098</text:p>
          </table:table-cell>
          <table:table-cell office:value-type="string">
            <text:p>0.0369</text:p>
          </table:table-cell>
          <table:table-cell office:value-type="string">
            <text:p>-0.0369</text:p>
          </table:table-cell>
          <table:table-cell/>
          <table:table-cell office:value-type="string">
            <text:p>AppartenancAssociationSolidarite_PasMembre</text:p>
          </table:table-cell>
          <table:table-cell/>
          <table:table-cell office:value-type="string">
            <text:p>3.4361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ontrib</text:p>
          </table:table-cell>
          <table:table-cell table:number-columns-repeated="6"/>
          <table:table-cell office:value-type="string">
            <text:p>Dim 3</text:p>
          </table:table-cell>
          <table:table-cell office:value-type="string">
            <text:p>contribution</text:p>
          </table:table-cell>
          <table:table-cell office:value-type="string">
            <text:p>signe positif</text:p>
          </table:table-cell>
          <table:table-cell office:value-type="string">
            <text:p>signe négatif</text:p>
          </table:table-cell>
          <table:table-cell table:number-columns-repeated="4"/>
        </table:table-row>
        <table:table-row table:style-name="ro1">
          <table:table-cell office:value-type="string">
            <text:p>DIPLO_PI.NA</text:p>
          </table:table-cell>
          <table:table-cell office:value-type="string">
            <text:p>0.9109</text:p>
          </table:table-cell>
          <table:table-cell office:value-type="string">
            <text:p>2.5774</text:p>
          </table:table-cell>
          <table:table-cell office:value-type="string">
            <text:p>7e-04</text:p>
          </table:table-cell>
          <table:table-cell/>
          <table:table-cell office:value-type="string">
            <text:p>Dim</text:p>
          </table:table-cell>
          <table:table-cell/>
          <table:table-cell office:value-type="string">
            <text:p>AideVersEtranger_Non</text:p>
          </table:table-cell>
          <table:table-cell office:value-type="string">
            <text:p>14.1909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Emprunteur</text:p>
          </table:table-cell>
          <table:table-cell office:value-type="string">
            <text:p>0.0223</text:p>
          </table:table-cell>
          <table:table-cell office:value-type="string">
            <text:p>2.8831</text:p>
          </table:table-cell>
          <table:table-cell office:value-type="string">
            <text:p>6.7687</text:p>
          </table:table-cell>
          <table:table-cell office:value-type="string">
            <text:p>6.7104</text:p>
          </table:table-cell>
          <table:table-cell office:value-type="string">
            <text:p>3.3366</text:p>
          </table:table-cell>
          <table:table-cell/>
          <table:table-cell office:value-type="string">
            <text:p>AideAdminFamilleOui</text:p>
          </table:table-cell>
          <table:table-cell office:value-type="string">
            <text:p>14.6822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NonEmprunteur</text:p>
          </table:table-cell>
          <table:table-cell office:value-type="string">
            <text:p>0.0262</text:p>
          </table:table-cell>
          <table:table-cell office:value-type="string">
            <text:p>0.0723</text:p>
          </table:table-cell>
          <table:table-cell office:value-type="string">
            <text:p>6.6003</text:p>
          </table:table-cell>
          <table:table-cell office:value-type="string">
            <text:p>0.3429</text:p>
          </table:table-cell>
          <table:table-cell office:value-type="string">
            <text:p>0.1705</text:p>
          </table:table-cell>
          <table:table-cell/>
          <table:table-cell office:value-type="string">
            <text:p>EmprunteurBanque</text:p>
          </table:table-cell>
          <table:table-cell office:value-type="string">
            <text:p>6.7687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moit-moit</text:p>
          </table:table-cell>
          <table:table-cell office:value-type="string">
            <text:p>0.2572</text:p>
          </table:table-cell>
          <table:table-cell office:value-type="string">
            <text:p>0.5652</text:p>
          </table:table-cell>
          <table:table-cell office:value-type="string">
            <text:p>6.0986</text:p>
          </table:table-cell>
          <table:table-cell office:value-type="string">
            <text:p>0.0126</text:p>
          </table:table-cell>
          <table:table-cell office:value-type="string">
            <text:p>0.0123</text:p>
          </table:table-cell>
          <table:table-cell/>
          <table:table-cell office:value-type="string">
            <text:p>NonEmprunteurBanque</text:p>
          </table:table-cell>
          <table:table-cell office:value-type="string">
            <text:p>6.600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EmpruntNon</text:p>
          </table:table-cell>
          <table:table-cell office:value-type="string">
            <text:p>3.6066</text:p>
          </table:table-cell>
          <table:table-cell office:value-type="string">
            <text:p>13.3401</text:p>
          </table:table-cell>
          <table:table-cell office:value-type="string">
            <text:p>4.8385</text:p>
          </table:table-cell>
          <table:table-cell office:value-type="string">
            <text:p>0.1979</text:p>
          </table:table-cell>
          <table:table-cell office:value-type="string">
            <text:p>0.1939</text:p>
          </table:table-cell>
          <table:table-cell/>
          <table:table-cell office:value-type="string">
            <text:p>Rencontre famille moit-moit</text:p>
          </table:table-cell>
          <table:table-cell office:value-type="string">
            <text:p>6.0986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EmpruntAmi_Oui</text:p>
          </table:table-cell>
          <table:table-cell office:value-type="string">
            <text:p>1.2483</text:p>
          </table:table-cell>
          <table:table-cell office:value-type="string">
            <text:p>1.3483</text:p>
          </table:table-cell>
          <table:table-cell office:value-type="string">
            <text:p>4.3405</text:p>
          </table:table-cell>
          <table:table-cell office:value-type="string">
            <text:p>0.0713</text:p>
          </table:table-cell>
          <table:table-cell office:value-type="string">
            <text:p>0.4084</text:p>
          </table:table-cell>
          <table:table-cell/>
          <table:table-cell office:value-type="string">
            <text:p>EmpruntNon</text:p>
          </table:table-cell>
          <table:table-cell office:value-type="string">
            <text:p>4.838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GardeFamilleOui</text:p>
          </table:table-cell>
          <table:table-cell office:value-type="string">
            <text:p>1.269</text:p>
          </table:table-cell>
          <table:table-cell office:value-type="string">
            <text:p>0.5727</text:p>
          </table:table-cell>
          <table:table-cell office:value-type="string">
            <text:p>3.8101</text:p>
          </table:table-cell>
          <table:table-cell office:value-type="string">
            <text:p>1.0406</text:p>
          </table:table-cell>
          <table:table-cell office:value-type="string">
            <text:p>5.964</text:p>
          </table:table-cell>
          <table:table-cell/>
          <table:table-cell office:value-type="string">
            <text:p>EmpruntAmi_Oui</text:p>
          </table:table-cell>
          <table:table-cell office:value-type="string">
            <text:p>4.34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Jamais</text:p>
          </table:table-cell>
          <table:table-cell office:value-type="string">
            <text:p>3.7356</text:p>
          </table:table-cell>
          <table:table-cell office:value-type="string">
            <text:p>0.9135</text:p>
          </table:table-cell>
          <table:table-cell office:value-type="string">
            <text:p>3.5884</text:p>
          </table:table-cell>
          <table:table-cell office:value-type="string">
            <text:p>4.5637</text:p>
          </table:table-cell>
          <table:table-cell office:value-type="string">
            <text:p>0.0353</text:p>
          </table:table-cell>
          <table:table-cell/>
          <table:table-cell office:value-type="string">
            <text:p>GardeFamilleOui</text:p>
          </table:table-cell>
          <table:table-cell office:value-type="string">
            <text:p>3.8101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GardeFamilleNon</text:p>
          </table:table-cell>
          <table:table-cell office:value-type="string">
            <text:p>0.2225</text:p>
          </table:table-cell>
          <table:table-cell office:value-type="string">
            <text:p>15.6437</text:p>
          </table:table-cell>
          <table:table-cell office:value-type="string">
            <text:p>3.5382</text:p>
          </table:table-cell>
          <table:table-cell office:value-type="string">
            <text:p>26.0302</text:p>
          </table:table-cell>
          <table:table-cell office:value-type="string">
            <text:p>0.2014</text:p>
          </table:table-cell>
          <table:table-cell/>
          <table:table-cell office:value-type="string">
            <text:p>Contant Famille Etranger Jamais</text:p>
          </table:table-cell>
          <table:table-cell office:value-type="string">
            <text:p>3.5884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moitie-moitie</text:p>
          </table:table-cell>
          <table:table-cell office:value-type="string">
            <text:p>0.012</text:p>
          </table:table-cell>
          <table:table-cell office:value-type="string">
            <text:p>0.4156</text:p>
          </table:table-cell>
          <table:table-cell office:value-type="string">
            <text:p>3.4094</text:p>
          </table:table-cell>
          <table:table-cell office:value-type="string">
            <text:p>0.6394</text:p>
          </table:table-cell>
          <table:table-cell office:value-type="string">
            <text:p>4.5708</text:p>
          </table:table-cell>
          <table:table-cell/>
          <table:table-cell office:value-type="string">
            <text:p>GardeFamilleNon</text:p>
          </table:table-cell>
          <table:table-cell office:value-type="string">
            <text:p>3.5382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EmpruntOui</text:p>
          </table:table-cell>
          <table:table-cell office:value-type="string">
            <text:p>23.5934</text:p>
          </table:table-cell>
          <table:table-cell office:value-type="string">
            <text:p>0.7888</text:p>
          </table:table-cell>
          <table:table-cell office:value-type="string">
            <text:p>3.2161</text:p>
          </table:table-cell>
          <table:table-cell office:value-type="string">
            <text:p>1.3698</text:p>
          </table:table-cell>
          <table:table-cell office:value-type="string">
            <text:p>9.7924</text:p>
          </table:table-cell>
          <table:table-cell/>
          <table:table-cell office:value-type="string">
            <text:p>Amis Meme Origine moitie-moitie</text:p>
          </table:table-cell>
          <table:table-cell office:value-type="string">
            <text:p>3.4094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EmpruntFamilleOui</text:p>
          </table:table-cell>
          <table:table-cell office:value-type="string">
            <text:p>10.0794</text:p>
          </table:table-cell>
          <table:table-cell office:value-type="string">
            <text:p>1.0681</text:p>
          </table:table-cell>
          <table:table-cell office:value-type="string">
            <text:p>3.0527</text:p>
          </table:table-cell>
          <table:table-cell office:value-type="string">
            <text:p>0.2297</text:p>
          </table:table-cell>
          <table:table-cell office:value-type="string">
            <text:p>1.0595</text:p>
          </table:table-cell>
          <table:table-cell/>
          <table:table-cell office:value-type="string">
            <text:p>EmpruntOui</text:p>
          </table:table-cell>
          <table:table-cell office:value-type="string">
            <text:p>3.2161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-moitié</text:p>
          </table:table-cell>
          <table:table-cell office:value-type="string">
            <text:p>0.0214</text:p>
          </table:table-cell>
          <table:table-cell office:value-type="string">
            <text:p>1.2671</text:p>
          </table:table-cell>
          <table:table-cell office:value-type="string">
            <text:p>3.0481</text:p>
          </table:table-cell>
          <table:table-cell office:value-type="string">
            <text:p>0.1817</text:p>
          </table:table-cell>
          <table:table-cell office:value-type="string">
            <text:p>15.1736</text:p>
          </table:table-cell>
          <table:table-cell/>
          <table:table-cell office:value-type="string">
            <text:p>EmpruntFamilleOui</text:p>
          </table:table-cell>
          <table:table-cell office:value-type="string">
            <text:p>3.0527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-moitie</text:p>
          </table:table-cell>
          <table:table-cell office:value-type="string">
            <text:p>2.3874</text:p>
          </table:table-cell>
          <table:table-cell office:value-type="string">
            <text:p>0.578</text:p>
          </table:table-cell>
          <table:table-cell office:value-type="string">
            <text:p>2.5703</text:p>
          </table:table-cell>
          <table:table-cell office:value-type="string">
            <text:p>0.2355</text:p>
          </table:table-cell>
          <table:table-cell office:value-type="string">
            <text:p>3.5983</text:p>
          </table:table-cell>
          <table:table-cell/>
          <table:table-cell office:value-type="string">
            <text:p>-moitié</text:p>
          </table:table-cell>
          <table:table-cell office:value-type="string">
            <text:p>3.0481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PbArgentFamilleAv18Ans_Oui</text:p>
          </table:table-cell>
          <table:table-cell office:value-type="string">
            <text:p>0.5221</text:p>
          </table:table-cell>
          <table:table-cell office:value-type="string">
            <text:p>0.8694</text:p>
          </table:table-cell>
          <table:table-cell office:value-type="string">
            <text:p>2.3487</text:p>
          </table:table-cell>
          <table:table-cell office:value-type="string">
            <text:p>2.9115</text:p>
          </table:table-cell>
          <table:table-cell office:value-type="string">
            <text:p>12.4172</text:p>
          </table:table-cell>
          <table:table-cell table:number-columns-repeated="9"/>
        </table:table-row>
        <table:table-row table:style-name="ro1">
          <table:table-cell office:value-type="string">
            <text:p>AideAdminFamilleNon</text:p>
          </table:table-cell>
          <table:table-cell office:value-type="string">
            <text:p>0.0649</text:p>
          </table:table-cell>
          <table:table-cell office:value-type="string">
            <text:p>0.2906</text:p>
          </table:table-cell>
          <table:table-cell office:value-type="string">
            <text:p>2.1861</text:p>
          </table:table-cell>
          <table:table-cell office:value-type="string">
            <text:p>1.8893</text:p>
          </table:table-cell>
          <table:table-cell office:value-type="string">
            <text:p>2.525</text:p>
          </table:table-cell>
          <table:table-cell table:number-columns-repeated="9"/>
        </table:table-row>
        <table:table-row table:style-name="ro1">
          <table:table-cell office:value-type="string">
            <text:p>AideAdminFamilleOui</text:p>
          </table:table-cell>
          <table:table-cell office:value-type="string">
            <text:p>1.0226</text:p>
          </table:table-cell>
          <table:table-cell office:value-type="string">
            <text:p>6.5699</text:p>
          </table:table-cell>
          <table:table-cell office:value-type="string">
            <text:p>14.6822</text:p>
          </table:table-cell>
          <table:table-cell office:value-type="string">
            <text:p>10.3557</text:p>
          </table:table-cell>
          <table:table-cell office:value-type="string">
            <text:p>0.0043</text:p>
          </table:table-cell>
          <table:table-cell table:number-columns-repeated="9"/>
        </table:table-row>
        <table:table-row table:style-name="ro1">
          <table:table-cell office:value-type="string">
            <text:p>AideVersEtranger_Non</text:p>
          </table:table-cell>
          <table:table-cell office:value-type="string">
            <text:p>5.4721</text:p>
          </table:table-cell>
          <table:table-cell office:value-type="string">
            <text:p>0.0208</text:p>
          </table:table-cell>
          <table:table-cell office:value-type="string">
            <text:p>14.1909</text:p>
          </table:table-cell>
          <table:table-cell office:value-type="string">
            <text:p>5.2689</text:p>
          </table:table-cell>
          <table:table-cell office:value-type="string">
            <text:p>0.2189</text:p>
          </table:table-cell>
          <table:table-cell table:number-columns-repeated="9"/>
        </table:table-row>
        <table:table-row table:style-name="ro1">
          <table:table-cell office:value-type="string">
            <text:p>Sup_Bac+2</text:p>
          </table:table-cell>
          <table:table-cell office:value-type="string">
            <text:p>0.0972</text:p>
          </table:table-cell>
          <table:table-cell office:value-type="string">
            <text:p>0.0263</text:p>
          </table:table-cell>
          <table:table-cell office:value-type="string">
            <text:p>1.8878</text:p>
          </table:table-cell>
          <table:table-cell office:value-type="string">
            <text:p>2.067</text:p>
          </table:table-cell>
          <table:table-cell office:value-type="string">
            <text:p>0.0859</text:p>
          </table:table-cell>
          <table:table-cell table:number-columns-repeated="9"/>
        </table:table-row>
        <table:table-row table:style-name="ro1">
          <table:table-cell office:value-type="string">
            <text:p>PbArgentFamilleAv18Ans_Non</text:p>
          </table:table-cell>
          <table:table-cell office:value-type="string">
            <text:p>0.2437</text:p>
          </table:table-cell>
          <table:table-cell office:value-type="string">
            <text:p>2.3914</text:p>
          </table:table-cell>
          <table:table-cell office:value-type="string">
            <text:p>1.4504</text:p>
          </table:table-cell>
          <table:table-cell office:value-type="string">
            <text:p>6.1169</text:p>
          </table:table-cell>
          <table:table-cell office:value-type="string">
            <text:p>2.7968</text:p>
          </table:table-cell>
          <table:table-cell table:number-columns-repeated="9"/>
        </table:table-row>
        <table:table-row table:style-name="ro1">
          <table:table-cell office:value-type="string">
            <text:p>AppartenancAssociationSolidarite_Membre</text:p>
          </table:table-cell>
          <table:table-cell office:value-type="string">
            <text:p>3.4756</text:p>
          </table:table-cell>
          <table:table-cell office:value-type="string">
            <text:p>0.1383</text:p>
          </table:table-cell>
          <table:table-cell office:value-type="string">
            <text:p>1.3405</text:p>
          </table:table-cell>
          <table:table-cell office:value-type="string">
            <text:p>7.1903</text:p>
          </table:table-cell>
          <table:table-cell office:value-type="string">
            <text:p>3.2876</text:p>
          </table:table-cell>
          <table:table-cell table:number-columns-repeated="9"/>
        </table:table-row>
        <table:table-row table:style-name="ro1">
          <table:table-cell office:value-type="string">
            <text:p>AppartenanceAsociationPaysOrigine_PasMembre</text:p>
          </table:table-cell>
          <table:table-cell office:value-type="string">
            <text:p>2.2051</text:p>
          </table:table-cell>
          <table:table-cell office:value-type="string">
            <text:p>1.2382</text:p>
          </table:table-cell>
          <table:table-cell office:value-type="string">
            <text:p>1.1958</text:p>
          </table:table-cell>
          <table:table-cell office:value-type="string">
            <text:p>0.2828</text:p>
          </table:table-cell>
          <table:table-cell office:value-type="string">
            <text:p>0.1866</text:p>
          </table:table-cell>
          <table:table-cell table:number-columns-repeated="9"/>
        </table:table-row>
        <table:table-row table:style-name="ro1">
          <table:table-cell office:value-type="string">
            <text:p>CEP</text:p>
          </table:table-cell>
          <table:table-cell office:value-type="string">
            <text:p>0.1687</text:p>
          </table:table-cell>
          <table:table-cell office:value-type="string">
            <text:p>0.8621</text:p>
          </table:table-cell>
          <table:table-cell office:value-type="string">
            <text:p>1.1531</text:p>
          </table:table-cell>
          <table:table-cell office:value-type="string">
            <text:p>0.1388</text:p>
          </table:table-cell>
          <table:table-cell office:value-type="string">
            <text:p>0.0916</text:p>
          </table:table-cell>
          <table:table-cell table:number-columns-repeated="9"/>
        </table:table-row>
        <table:table-row table:style-name="ro1">
          <table:table-cell office:value-type="string">
            <text:p>Parfois</text:p>
          </table:table-cell>
          <table:table-cell office:value-type="string">
            <text:p>0.3779</text:p>
          </table:table-cell>
          <table:table-cell office:value-type="string">
            <text:p>6.665</text:p>
          </table:table-cell>
          <table:table-cell office:value-type="string">
            <text:p>0.9317</text:p>
          </table:table-cell>
          <table:table-cell office:value-type="string">
            <text:p>0.0924</text:p>
          </table:table-cell>
          <table:table-cell office:value-type="string">
            <text:p>0.0915</text:p>
          </table:table-cell>
          <table:table-cell table:number-columns-repeated="9"/>
        </table:table-row>
        <table:table-row table:style-name="ro1">
          <table:table-cell office:value-type="string">
            <text:p>AppartenancAssociationSolidarite_PasMembre</text:p>
          </table:table-cell>
          <table:table-cell office:value-type="string">
            <text:p>1.7063</text:p>
          </table:table-cell>
          <table:table-cell office:value-type="string">
            <text:p>3.4361</text:p>
          </table:table-cell>
          <table:table-cell office:value-type="string">
            <text:p>0.8022</text:p>
          </table:table-cell>
          <table:table-cell office:value-type="string">
            <text:p>0.0739</text:p>
          </table:table-cell>
          <table:table-cell office:value-type="string">
            <text:p>0.0731</text:p>
          </table:table-cell>
          <table:table-cell table:number-columns-repeated="9"/>
        </table:table-row>
        <table:table-row table:style-name="ro1">
          <table:table-cell office:value-type="string">
            <text:p>CAP_BEP</text:p>
          </table:table-cell>
          <table:table-cell office:value-type="string">
            <text:p>0.4961</text:p>
          </table:table-cell>
          <table:table-cell office:value-type="string">
            <text:p>8.3395</text:p>
          </table:table-cell>
          <table:table-cell office:value-type="string">
            <text:p>0.7116</text:p>
          </table:table-cell>
          <table:table-cell office:value-type="string">
            <text:p>0.3021</text:p>
          </table:table-cell>
          <table:table-cell office:value-type="string">
            <text:p>2e-04</text:p>
          </table:table-cell>
          <table:table-cell table:number-columns-repeated="9"/>
        </table:table-row>
        <table:table-row table:style-name="ro1">
          <table:table-cell office:value-type="string">
            <text:p>AideVersEtranger_Oui</text:p>
          </table:table-cell>
          <table:table-cell office:value-type="string">
            <text:p>4.3733</text:p>
          </table:table-cell>
          <table:table-cell office:value-type="string">
            <text:p>0.247</text:p>
          </table:table-cell>
          <table:table-cell office:value-type="string">
            <text:p>0.4498</text:p>
          </table:table-cell>
          <table:table-cell office:value-type="string">
            <text:p>3.5493</text:p>
          </table:table-cell>
          <table:table-cell office:value-type="string">
            <text:p>9e-04</text:p>
          </table:table-cell>
          <table:table-cell table:number-columns-repeated="9"/>
        </table:table-row>
        <table:table-row table:style-name="ro1">
          <table:table-cell office:value-type="string">
            <text:p>BEPC</text:p>
          </table:table-cell>
          <table:table-cell office:value-type="string">
            <text:p>0.2849</text:p>
          </table:table-cell>
          <table:table-cell office:value-type="string">
            <text:p>3.8128</text:p>
          </table:table-cell>
          <table:table-cell office:value-type="string">
            <text:p>0.4374</text:p>
          </table:table-cell>
          <table:table-cell office:value-type="string">
            <text:p>1.7101</text:p>
          </table:table-cell>
          <table:table-cell office:value-type="string">
            <text:p>0.0035</text:p>
          </table:table-cell>
          <table:table-cell table:number-columns-repeated="9"/>
        </table:table-row>
        <table:table-row table:style-name="ro1">
          <table:table-cell office:value-type="string">
            <text:p>Bac_techno_pro</text:p>
          </table:table-cell>
          <table:table-cell office:value-type="string">
            <text:p>0.0156</text:p>
          </table:table-cell>
          <table:table-cell office:value-type="string">
            <text:p>3.5353</text:p>
          </table:table-cell>
          <table:table-cell office:value-type="string">
            <text:p>0.3744</text:p>
          </table:table-cell>
          <table:table-cell office:value-type="string">
            <text:p>0.0032</text:p>
          </table:table-cell>
          <table:table-cell office:value-type="string">
            <text:p>0.0951</text:p>
          </table:table-cell>
          <table:table-cell table:number-columns-repeated="9"/>
        </table:table-row>
        <table:table-row table:style-name="ro1">
          <table:table-cell office:value-type="string">
            <text:p>EmpruntFamilleNon</text:p>
          </table:table-cell>
          <table:table-cell office:value-type="string">
            <text:p>0.6902</text:p>
          </table:table-cell>
          <table:table-cell office:value-type="string">
            <text:p>0.4959</text:p>
          </table:table-cell>
          <table:table-cell office:value-type="string">
            <text:p>0.2326</text:p>
          </table:table-cell>
          <table:table-cell office:value-type="string">
            <text:p>0.0208</text:p>
          </table:table-cell>
          <table:table-cell office:value-type="string">
            <text:p>0.622</text:p>
          </table:table-cell>
          <table:table-cell table:number-columns-repeated="9"/>
        </table:table-row>
        <table:table-row table:style-name="ro1">
          <table:table-cell office:value-type="string">
            <text:p>AppartenanceAsociationPaysOrigine_Membre</text:p>
          </table:table-cell>
          <table:table-cell office:value-type="string">
            <text:p>5.6208</text:p>
          </table:table-cell>
          <table:table-cell office:value-type="string">
            <text:p>0.4071</text:p>
          </table:table-cell>
          <table:table-cell office:value-type="string">
            <text:p>0.2038</text:p>
          </table:table-cell>
          <table:table-cell office:value-type="string">
            <text:p>1.0937</text:p>
          </table:table-cell>
          <table:table-cell office:value-type="string">
            <text:p>3.7159</text:p>
          </table:table-cell>
          <table:table-cell table:number-columns-repeated="9"/>
        </table:table-row>
        <table:table-row table:style-name="ro1">
          <table:table-cell office:value-type="string">
            <text:p>Aucun_dip</text:p>
          </table:table-cell>
          <table:table-cell office:value-type="string">
            <text:p>0.9038</text:p>
          </table:table-cell>
          <table:table-cell office:value-type="string">
            <text:p>0.4218</text:p>
          </table:table-cell>
          <table:table-cell office:value-type="string">
            <text:p>0.1743</text:p>
          </table:table-cell>
          <table:table-cell office:value-type="string">
            <text:p>0.0413</text:p>
          </table:table-cell>
          <table:table-cell office:value-type="string">
            <text:p>4.4275</text:p>
          </table:table-cell>
          <table:table-cell table:number-columns-repeated="9"/>
        </table:table-row>
        <table:table-row table:style-name="ro1">
          <table:table-cell office:value-type="string">
            <text:p>AidesRecues.1</text:p>
          </table:table-cell>
          <table:table-cell office:value-type="string">
            <text:p>0.2792</text:p>
          </table:table-cell>
          <table:table-cell office:value-type="string">
            <text:p>5.0564</text:p>
          </table:table-cell>
          <table:table-cell office:value-type="string">
            <text:p>0.121</text:p>
          </table:table-cell>
          <table:table-cell office:value-type="string">
            <text:p>0.2007</text:p>
          </table:table-cell>
          <table:table-cell office:value-type="string">
            <text:p>8.2856</text:p>
          </table:table-cell>
          <table:table-cell table:number-columns-repeated="9"/>
        </table:table-row>
        <table:table-row table:style-name="ro1">
          <table:table-cell office:value-type="string">
            <text:p>+moitie</text:p>
          </table:table-cell>
          <table:table-cell office:value-type="string">
            <text:p>4.7485</text:p>
          </table:table-cell>
          <table:table-cell office:value-type="string">
            <text:p>0.0157</text:p>
          </table:table-cell>
          <table:table-cell office:value-type="string">
            <text:p>0.0805</text:p>
          </table:table-cell>
          <table:table-cell office:value-type="string">
            <text:p>8.5343</text:p>
          </table:table-cell>
          <table:table-cell office:value-type="string">
            <text:p>3.5946</text:p>
          </table:table-cell>
          <table:table-cell table:number-columns-repeated="9"/>
        </table:table-row>
        <table:table-row table:style-name="ro1">
          <table:table-cell office:value-type="string">
            <text:p>Souvent</text:p>
          </table:table-cell>
          <table:table-cell office:value-type="string">
            <text:p>1.6442</text:p>
          </table:table-cell>
          <table:table-cell office:value-type="string">
            <text:p>4e-04</text:p>
          </table:table-cell>
          <table:table-cell office:value-type="string">
            <text:p>0.0767</text:p>
          </table:table-cell>
          <table:table-cell office:value-type="string">
            <text:p>0.1173</text:p>
          </table:table-cell>
          <table:table-cell office:value-type="string">
            <text:p>6.3227</text:p>
          </table:table-cell>
          <table:table-cell table:number-columns-repeated="9"/>
        </table:table-row>
        <table:table-row table:style-name="ro1">
          <table:table-cell office:value-type="string">
            <text:p>EmpruntAmi_Non</text:p>
          </table:table-cell>
          <table:table-cell office:value-type="string">
            <text:p>17.5803</text:p>
          </table:table-cell>
          <table:table-cell office:value-type="string">
            <text:p>6.7887</text:p>
          </table:table-cell>
          <table:table-cell office:value-type="string">
            <text:p>0.0364</text:p>
          </table:table-cell>
          <table:table-cell office:value-type="string">
            <text:p>1.3987</text:p>
          </table:table-cell>
          <table:table-cell office:value-type="string">
            <text:p>2.5175</text:p>
          </table:table-cell>
          <table:table-cell table:number-columns-repeated="9"/>
        </table:table-row>
        <table:table-row table:style-name="ro1">
          <table:table-cell office:value-type="string">
            <text:p>Bac+2</text:p>
          </table:table-cell>
          <table:table-cell office:value-type="string">
            <text:p>0.5147</text:p>
          </table:table-cell>
          <table:table-cell office:value-type="string">
            <text:p>0.4268</text:p>
          </table:table-cell>
          <table:table-cell office:value-type="string">
            <text:p>0.0266</text:p>
          </table:table-cell>
          <table:table-cell office:value-type="string">
            <text:p>1.6376</text:p>
          </table:table-cell>
          <table:table-cell office:value-type="string">
            <text:p>1.2719</text:p>
          </table:table-cell>
          <table:table-cell table:number-columns-repeated="9"/>
        </table:table-row>
        <table:table-row table:style-name="ro1">
          <table:table-cell office:value-type="string">
            <text:p>AidesRecues.2</text:p>
          </table:table-cell>
          <table:table-cell office:value-type="string">
            <text:p>0.0143</text:p>
          </table:table-cell>
          <table:table-cell office:value-type="string">
            <text:p>0.0498</text:p>
          </table:table-cell>
          <table:table-cell office:value-type="string">
            <text:p>0.0106</text:p>
          </table:table-cell>
          <table:table-cell office:value-type="string">
            <text:p>1.3912</text:p>
          </table:table-cell>
          <table:table-cell office:value-type="string">
            <text:p>0.822</text:p>
          </table:table-cell>
          <table:table-cell table:number-columns-repeated="9"/>
        </table:table-row>
        <table:table-row table:style-name="ro1">
          <table:table-cell office:value-type="string">
            <text:p>Bac_gen</text:p>
          </table:table-cell>
          <table:table-cell office:value-type="string">
            <text:p>0.0124</text:p>
          </table:table-cell>
          <table:table-cell office:value-type="string">
            <text:p>5.8533</text:p>
          </table:table-cell>
          <table:table-cell office:value-type="string">
            <text:p>0.0083</text:p>
          </table:table-cell>
          <table:table-cell office:value-type="string">
            <text:p>0.486</text:p>
          </table:table-cell>
          <table:table-cell office:value-type="string">
            <text:p>0.4296</text:p>
          </table:table-cell>
          <table:table-cell/>
          <table:table-cell office:value-type="string">
            <text:p>h</text:p>
          </table:table-cell>
          <table:table-cell table:number-columns-repeated="7"/>
        </table:table-row>
        <table:table-row table:style-name="ro1">
          <table:table-cell office:value-type="string">
            <text:p>+moitié</text:p>
          </table:table-cell>
          <table:table-cell office:value-type="string">
            <text:p>0.0731</text:p>
          </table:table-cell>
          <table:table-cell office:value-type="string">
            <text:p>0.0073</text:p>
          </table:table-cell>
          <table:table-cell office:value-type="string">
            <text:p>0.0057</text:p>
          </table:table-cell>
          <table:table-cell office:value-type="string">
            <text:p>1.4012</text:p>
          </table:table-cell>
          <table:table-cell office:value-type="string">
            <text:p>1.4895</text:p>
          </table:table-cell>
          <table:table-cell table:number-columns-repeated="9"/>
        </table:table-row>
        <table:table-row table:style-name="ro1">
          <table:table-cell office:value-type="string">
            <text:p>Modalité</text:p>
          </table:table-cell>
          <table:table-cell office:value-type="string">
            <text:p>contribution</text:p>
          </table:table-cell>
          <table:table-cell office:value-type="string">
            <text:p>Dim</text:p>
          </table:table-cell>
          <table:table-cell office:value-type="float" office:value="2">
            <text:p>2</text:p>
          </table:table-cell>
          <table:table-cell office:value-type="string">
            <text:p>0.0995</text:p>
          </table:table-cell>
          <table:table-cell office:value-type="string">
            <text:p>0.105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os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Dim</text:p>
          </table:table-cell>
          <table:table-cell office:value-type="float" office:value="1">
            <text:p>1</text:p>
          </table:table-cell>
          <table:table-cell office:value-type="string">
            <text:p>Dim</text:p>
          </table:table-cell>
          <table:table-cell office:value-type="float" office:value="2">
            <text:p>2</text:p>
          </table:table-cell>
          <table:table-cell office:value-type="string">
            <text:p>Dim</text:p>
          </table:table-cell>
          <table:table-cell office:value-type="float" office:value="3">
            <text:p>3</text:p>
          </table:table-cell>
          <table:table-cell office:value-type="string">
            <text:p>Dim</text:p>
          </table:table-cell>
          <table:table-cell office:value-type="float" office:value="4">
            <text:p>4</text:p>
          </table:table-cell>
          <table:table-cell office:value-type="string">
            <text:p>Dim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idesRecues.1</text:p>
          </table:table-cell>
          <table:table-cell office:value-type="string">
            <text:p>0.0064</text:p>
          </table:table-cell>
          <table:table-cell office:value-type="string">
            <text:p>0.0081</text:p>
          </table:table-cell>
          <table:table-cell office:value-type="string">
            <text:p>0.0117</text:p>
          </table:table-cell>
          <table:table-cell office:value-type="string">
            <text:p>0.0902</text:p>
          </table:table-cell>
          <table:table-cell office:value-type="string">
            <text:p>0.042</text:p>
          </table:table-cell>
          <table:table-cell table:number-columns-repeated="9"/>
        </table:table-row>
        <table:table-row table:style-name="ro1">
          <table:table-cell office:value-type="string">
            <text:p>AidesRecues.2</text:p>
          </table:table-cell>
          <table:table-cell office:value-type="string">
            <text:p>0.0064</text:p>
          </table:table-cell>
          <table:table-cell office:value-type="string">
            <text:p>0.0081</text:p>
          </table:table-cell>
          <table:table-cell office:value-type="string">
            <text:p>0.0117</text:p>
          </table:table-cell>
          <table:table-cell office:value-type="string">
            <text:p>0.0902</text:p>
          </table:table-cell>
          <table:table-cell office:value-type="string">
            <text:p>0.042</text:p>
          </table:table-cell>
          <table:table-cell table:number-columns-repeated="9"/>
        </table:table-row>
        <table:table-row table:style-name="ro1">
          <table:table-cell office:value-type="string">
            <text:p>AideAdminFamilleNon</text:p>
          </table:table-cell>
          <table:table-cell office:value-type="string">
            <text:p>0.0236</text:p>
          </table:table-cell>
          <table:table-cell office:value-type="string">
            <text:p>0.005</text:p>
          </table:table-cell>
          <table:table-cell office:value-type="string">
            <text:p>0.2453</text:p>
          </table:table-cell>
          <table:table-cell office:value-type="string">
            <text:p>0.0027</text:p>
          </table:table-cell>
          <table:table-cell office:value-type="string">
            <text:p>0.0025</text:p>
          </table:table-cell>
          <table:table-cell table:number-columns-repeated="9"/>
        </table:table-row>
        <table:table-row table:style-name="ro1">
          <table:table-cell office:value-type="string">
            <text:p>AideAdminFamilleOui</text:p>
          </table:table-cell>
          <table:table-cell office:value-type="string">
            <text:p>0.0236</text:p>
          </table:table-cell>
          <table:table-cell office:value-type="string">
            <text:p>0.005</text:p>
          </table:table-cell>
          <table:table-cell office:value-type="string">
            <text:p>0.2453</text:p>
          </table:table-cell>
          <table:table-cell office:value-type="string">
            <text:p>0.0027</text:p>
          </table:table-cell>
          <table:table-cell office:value-type="string">
            <text:p>0.0025</text:p>
          </table:table-cell>
          <table:table-cell table:number-columns-repeated="9"/>
        </table:table-row>
        <table:table-row table:style-name="ro1">
          <table:table-cell office:value-type="string">
            <text:p>EmpruntFamilleNon</text:p>
          </table:table-cell>
          <table:table-cell office:value-type="string">
            <text:p>0.2333</text:p>
          </table:table-cell>
          <table:table-cell office:value-type="string">
            <text:p>0.2694</text:p>
          </table:table-cell>
          <table:table-cell office:value-type="string">
            <text:p>0.002</text:p>
          </table:table-cell>
          <table:table-cell office:value-type="string">
            <text:p>0.0142</text:p>
          </table:table-cell>
          <table:table-cell office:value-type="string">
            <text:p>0.0764</text:p>
          </table:table-cell>
          <table:table-cell table:number-columns-repeated="9"/>
        </table:table-row>
        <table:table-row table:style-name="ro1">
          <table:table-cell office:value-type="string">
            <text:p>EmpruntFamilleOui</text:p>
          </table:table-cell>
          <table:table-cell office:value-type="string">
            <text:p>0.2333</text:p>
          </table:table-cell>
          <table:table-cell office:value-type="string">
            <text:p>0.2694</text:p>
          </table:table-cell>
          <table:table-cell office:value-type="string">
            <text:p>0.002</text:p>
          </table:table-cell>
          <table:table-cell office:value-type="string">
            <text:p>0.0142</text:p>
          </table:table-cell>
          <table:table-cell office:value-type="string">
            <text:p>0.0764</text:p>
          </table:table-cell>
          <table:table-cell table:number-columns-repeated="9"/>
        </table:table-row>
        <table:table-row table:style-name="ro1">
          <table:table-cell office:value-type="string">
            <text:p>GardeFamilleNon</text:p>
          </table:table-cell>
          <table:table-cell office:value-type="string">
            <text:p>0.0323</text:p>
          </table:table-cell>
          <table:table-cell office:value-type="string">
            <text:p>0.0175</text:p>
          </table:table-cell>
          <table:table-cell office:value-type="string">
            <text:p>0.0081</text:p>
          </table:table-cell>
          <table:table-cell office:value-type="string">
            <text:p>0.3913</text:p>
          </table:table-cell>
          <table:table-cell office:value-type="string">
            <text:p>0.0028</text:p>
          </table:table-cell>
          <table:table-cell table:number-columns-repeated="9"/>
        </table:table-row>
        <table:table-row table:style-name="ro1">
          <table:table-cell office:value-type="string">
            <text:p>GardeFamilleOui</text:p>
          </table:table-cell>
          <table:table-cell office:value-type="string">
            <text:p>0.0323</text:p>
          </table:table-cell>
          <table:table-cell office:value-type="string">
            <text:p>0.0175</text:p>
          </table:table-cell>
          <table:table-cell office:value-type="string">
            <text:p>0.0081</text:p>
          </table:table-cell>
          <table:table-cell office:value-type="string">
            <text:p>0.3913</text:p>
          </table:table-cell>
          <table:table-cell office:value-type="string">
            <text:p>0.0028</text:p>
          </table:table-cell>
          <table:table-cell table:number-columns-repeated="9"/>
        </table:table-row>
        <table:table-row table:style-name="ro1">
          <table:table-cell office:value-type="string">
            <text:p>PbArgentFamilleAv18Ans_Non</text:p>
          </table:table-cell>
          <table:table-cell office:value-type="string">
            <text:p>0.0166</text:p>
          </table:table-cell>
          <table:table-cell office:value-type="string">
            <text:p>0.0343</text:p>
          </table:table-cell>
          <table:table-cell office:value-type="string">
            <text:p>0.0185</text:p>
          </table:table-cell>
          <table:table-cell office:value-type="string">
            <text:p>0.0257</text:p>
          </table:table-cell>
          <table:table-cell office:value-type="string">
            <text:p>0.1722</text:p>
          </table:table-cell>
          <table:table-cell table:number-columns-repeated="9"/>
        </table:table-row>
        <table:table-row table:style-name="ro1">
          <table:table-cell office:value-type="string">
            <text:p>PbArgentFamilleAv18Ans_Oui</text:p>
          </table:table-cell>
          <table:table-cell office:value-type="string">
            <text:p>0.0166</text:p>
          </table:table-cell>
          <table:table-cell office:value-type="string">
            <text:p>0.0343</text:p>
          </table:table-cell>
          <table:table-cell office:value-type="string">
            <text:p>0.0185</text:p>
          </table:table-cell>
          <table:table-cell office:value-type="string">
            <text:p>0.0257</text:p>
          </table:table-cell>
          <table:table-cell office:value-type="string">
            <text:p>0.1722</text:p>
          </table:table-cell>
          <table:table-cell table:number-columns-repeated="9"/>
        </table:table-row>
        <table:table-row table:style-name="ro1">
          <table:table-cell office:value-type="string">
            <text:p>Jamais</text:p>
          </table:table-cell>
          <table:table-cell office:value-type="string">
            <text:p>0.0939</text:p>
          </table:table-cell>
          <table:table-cell office:value-type="string">
            <text:p>0.1489</text:p>
          </table:table-cell>
          <table:table-cell office:value-type="string">
            <text:p>0.1234</text:p>
          </table:table-cell>
          <table:table-cell office:value-type="string">
            <text:p>0.0034</text:p>
          </table:table-cell>
          <table:table-cell office:value-type="string">
            <text:p>0.0147</text:p>
          </table:table-cell>
          <table:table-cell table:number-columns-repeated="9"/>
        </table:table-row>
        <table:table-row table:style-name="ro1">
          <table:table-cell office:value-type="string">
            <text:p>Parfois</text:p>
          </table:table-cell>
          <table:table-cell office:value-type="string">
            <text:p>0.0107</text:p>
          </table:table-cell>
          <table:table-cell office:value-type="string">
            <text:p>0.0264</text:p>
          </table:table-cell>
          <table:table-cell office:value-type="float" office:value="0">
            <text:p>0</text:p>
          </table:table-cell>
          <table:table-cell office:value-type="string">
            <text:p>0.003</text:p>
          </table:table-cell>
          <table:table-cell office:value-type="string">
            <text:p>0.2376</text:p>
          </table:table-cell>
          <table:table-cell table:number-columns-repeated="9"/>
        </table:table-row>
        <table:table-row table:style-name="ro1">
          <table:table-cell office:value-type="string">
            <text:p>Souvent</text:p>
          </table:table-cell>
          <table:table-cell office:value-type="string">
            <text:p>0.0956</text:p>
          </table:table-cell>
          <table:table-cell office:value-type="string">
            <text:p>0.1744</text:p>
          </table:table-cell>
          <table:table-cell office:value-type="string">
            <text:p>0.0612</text:p>
          </table:table-cell>
          <table:table-cell office:value-type="string">
            <text:p>0.0081</text:p>
          </table:table-cell>
          <table:table-cell office:value-type="string">
            <text:p>0.1158</text:p>
          </table:table-cell>
          <table:table-cell table:number-columns-repeated="9"/>
        </table:table-row>
        <table:table-row table:style-name="ro1">
          <table:table-cell office:value-type="string">
            <text:p>-moitié</text:p>
          </table:table-cell>
          <table:table-cell office:value-type="string">
            <text:p>5e-04</text:p>
          </table:table-cell>
          <table:table-cell office:value-type="float" office:value="0">
            <text:p>0</text:p>
          </table:table-cell>
          <table:table-cell office:value-type="string">
            <text:p>0.063</text:p>
          </table:table-cell>
          <table:table-cell office:value-type="string">
            <text:p>0.0422</text:p>
          </table:table-cell>
          <table:table-cell office:value-type="string">
            <text:p>0.1688</text:p>
          </table:table-cell>
          <table:table-cell table:number-columns-repeated="9"/>
        </table:table-row>
        <table:table-row table:style-name="ro1">
          <table:table-cell office:value-type="string">
            <text:p>+moitié</text:p>
          </table:table-cell>
          <table:table-cell office:value-type="string">
            <text:p>0.0041</text:p>
          </table:table-cell>
          <table:table-cell office:value-type="string">
            <text:p>0.0281</text:p>
          </table:table-cell>
          <table:table-cell office:value-type="string">
            <text:p>0.1971</text:p>
          </table:table-cell>
          <table:table-cell office:value-type="string">
            <text:p>0.0627</text:p>
          </table:table-cell>
          <table:table-cell office:value-type="string">
            <text:p>0.0785</text:p>
          </table:table-cell>
          <table:table-cell table:number-columns-repeated="9"/>
        </table:table-row>
        <table:table-row table:style-name="ro1">
          <table:table-cell office:value-type="string">
            <text:p>moit-moit</text:p>
          </table:table-cell>
          <table:table-cell office:value-type="string">
            <text:p>0.0076</text:p>
          </table:table-cell>
          <table:table-cell office:value-type="string">
            <text:p>0.0348</text:p>
          </table:table-cell>
          <table:table-cell office:value-type="string">
            <text:p>0.0931</text:p>
          </table:table-cell>
          <table:table-cell office:value-type="string">
            <text:p>0.1808</text:p>
          </table:table-cell>
          <table:table-cell office:value-type="string">
            <text:p>1e-04</text:p>
          </table:table-cell>
          <table:table-cell table:number-columns-repeated="9"/>
        </table:table-row>
        <table:table-row table:style-name="ro1">
          <table:table-cell office:value-type="string">
            <text:p>AppartenanceAsociationPaysOrigine_Membre</text:p>
          </table:table-cell>
          <table:table-cell office:value-type="string">
            <text:p>0.1695</text:p>
          </table:table-cell>
          <table:table-cell office:value-type="string">
            <text:p>0.1729</text:p>
          </table:table-cell>
          <table:table-cell office:value-type="string">
            <text:p>0.0667</text:p>
          </table:table-cell>
          <table:table-cell office:value-type="string">
            <text:p>0.0938</text:p>
          </table:table-cell>
          <table:table-cell office:value-type="string">
            <text:p>0.0037</text:p>
          </table:table-cell>
          <table:table-cell table:number-columns-repeated="9"/>
        </table:table-row>
        <table:table-row table:style-name="ro1">
          <table:table-cell office:value-type="string">
            <text:p>AppartenanceAsociationPaysOrigine_PasMembre</text:p>
          </table:table-cell>
          <table:table-cell office:value-type="string">
            <text:p>0.1695</text:p>
          </table:table-cell>
          <table:table-cell office:value-type="string">
            <text:p>0.1729</text:p>
          </table:table-cell>
          <table:table-cell office:value-type="string">
            <text:p>0.0667</text:p>
          </table:table-cell>
          <table:table-cell office:value-type="string">
            <text:p>0.0938</text:p>
          </table:table-cell>
          <table:table-cell office:value-type="string">
            <text:p>0.0037</text:p>
          </table:table-cell>
          <table:table-cell table:number-columns-repeated="9"/>
        </table:table-row>
        <table:table-row table:style-name="ro1">
          <table:table-cell office:value-type="string">
            <text:p>Emprunteur</text:p>
          </table:table-cell>
          <table:table-cell office:value-type="string">
            <text:p>0.001</text:p>
          </table:table-cell>
          <table:table-cell office:value-type="string">
            <text:p>0.0173</text:p>
          </table:table-cell>
          <table:table-cell office:value-type="string">
            <text:p>0.1043</text:p>
          </table:table-cell>
          <table:table-cell office:value-type="string">
            <text:p>0.1702</text:p>
          </table:table-cell>
          <table:table-cell office:value-type="string">
            <text:p>0.0729</text:p>
          </table:table-cell>
          <table:table-cell table:number-columns-repeated="9"/>
        </table:table-row>
        <table:table-row table:style-name="ro1">
          <table:table-cell office:value-type="string">
            <text:p>NonEmprunteur</text:p>
          </table:table-cell>
          <table:table-cell office:value-type="string">
            <text:p>0.001</text:p>
          </table:table-cell>
          <table:table-cell office:value-type="string">
            <text:p>0.0173</text:p>
          </table:table-cell>
          <table:table-cell office:value-type="string">
            <text:p>0.1043</text:p>
          </table:table-cell>
          <table:table-cell office:value-type="string">
            <text:p>0.1702</text:p>
          </table:table-cell>
          <table:table-cell office:value-type="string">
            <text:p>0.0729</text:p>
          </table:table-cell>
          <table:table-cell table:number-columns-repeated="9"/>
        </table:table-row>
        <table:table-row table:style-name="ro1">
          <table:table-cell office:value-type="string">
            <text:p>AppartenancAssociationSolidarite_Membre</text:p>
          </table:table-cell>
          <table:table-cell office:value-type="string">
            <text:p>0.1122</text:p>
          </table:table-cell>
          <table:table-cell office:value-type="string">
            <text:p>0.0245</text:p>
          </table:table-cell>
          <table:table-cell office:value-type="string">
            <text:p>0.055</text:p>
          </table:table-cell>
          <table:table-cell office:value-type="string">
            <text:p>0.0054</text:p>
          </table:table-cell>
          <table:table-cell office:value-type="string">
            <text:p>0.0033</text:p>
          </table:table-cell>
          <table:table-cell table:number-columns-repeated="9"/>
        </table:table-row>
        <table:table-row table:style-name="ro1">
          <table:table-cell office:value-type="string">
            <text:p>AppartenancAssociationSolidarite_PasMembre</text:p>
          </table:table-cell>
          <table:table-cell office:value-type="string">
            <text:p>0.1122</text:p>
          </table:table-cell>
          <table:table-cell office:value-type="string">
            <text:p>0.0245</text:p>
          </table:table-cell>
          <table:table-cell office:value-type="string">
            <text:p>0.055</text:p>
          </table:table-cell>
          <table:table-cell office:value-type="string">
            <text:p>0.0054</text:p>
          </table:table-cell>
          <table:table-cell office:value-type="string">
            <text:p>0.0033</text:p>
          </table:table-cell>
          <table:table-cell table:number-columns-repeated="9"/>
        </table:table-row>
        <table:table-row table:style-name="ro1">
          <table:table-cell office:value-type="string">
            <text:p>AideVersEtranger_Non</text:p>
          </table:table-cell>
          <table:table-cell office:value-type="string">
            <text:p>0.2133</text:p>
          </table:table-cell>
          <table:table-cell office:value-type="string">
            <text:p>0.2836</text:p>
          </table:table-cell>
          <table:table-cell office:value-type="string">
            <text:p>0.0909</text:p>
          </table:table-cell>
          <table:table-cell office:value-type="string">
            <text:p>0.0021</text:p>
          </table:table-cell>
          <table:table-cell office:value-type="string">
            <text:p>0.002</text:p>
          </table:table-cell>
          <table:table-cell table:number-columns-repeated="9"/>
        </table:table-row>
        <table:table-row table:style-name="ro1">
          <table:table-cell office:value-type="string">
            <text:p>AideVersEtranger_Oui</text:p>
          </table:table-cell>
          <table:table-cell office:value-type="string">
            <text:p>0.2133</text:p>
          </table:table-cell>
          <table:table-cell office:value-type="string">
            <text:p>0.2836</text:p>
          </table:table-cell>
          <table:table-cell office:value-type="string">
            <text:p>0.0909</text:p>
          </table:table-cell>
          <table:table-cell office:value-type="string">
            <text:p>0.0021</text:p>
          </table:table-cell>
          <table:table-cell office:value-type="string">
            <text:p>0.002</text:p>
          </table:table-cell>
          <table:table-cell table:number-columns-repeated="9"/>
        </table:table-row>
        <table:table-row table:style-name="ro1">
          <table:table-cell office:value-type="string">
            <text:p>-moitie</text:p>
          </table:table-cell>
          <table:table-cell office:value-type="string">
            <text:p>0.1182</text:p>
          </table:table-cell>
          <table:table-cell office:value-type="string">
            <text:p>0.1647</text:p>
          </table:table-cell>
          <table:table-cell office:value-type="string">
            <text:p>0.1368</text:p>
          </table:table-cell>
          <table:table-cell office:value-type="string">
            <text:p>0.0088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+moitie</text:p>
          </table:table-cell>
          <table:table-cell office:value-type="string">
            <text:p>0.1391</text:p>
          </table:table-cell>
          <table:table-cell office:value-type="string">
            <text:p>0.1293</text:p>
          </table:table-cell>
          <table:table-cell office:value-type="string">
            <text:p>0.1296</text:p>
          </table:table-cell>
          <table:table-cell office:value-type="string">
            <text:p>0.061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moitie-moitie</text:p>
          </table:table-cell>
          <table:table-cell office:value-type="string">
            <text:p>3e-04</text:p>
          </table:table-cell>
          <table:table-cell office:value-type="string">
            <text:p>0.013</text:p>
          </table:table-cell>
          <table:table-cell office:value-type="string">
            <text:p>0.0044</text:p>
          </table:table-cell>
          <table:table-cell office:value-type="string">
            <text:p>0.0266</text:p>
          </table:table-cell>
          <table:table-cell office:value-type="string">
            <text:p>1e-04</text:p>
          </table:table-cell>
          <table:table-cell table:number-columns-repeated="9"/>
        </table:table-row>
        <table:table-row table:style-name="ro1">
          <table:table-cell office:value-type="string">
            <text:p>EmpruntNon</text:p>
          </table:table-cell>
          <table:table-cell office:value-type="string">
            <text:p>0.5892</text:p>
          </table:table-cell>
          <table:table-cell office:value-type="string">
            <text:p>0.3408</text:p>
          </table:table-cell>
          <table:table-cell office:value-type="string">
            <text:p>0.0032</text:p>
          </table:table-cell>
          <table:table-cell office:value-type="string">
            <text:p>3e-04</text:p>
          </table:table-cell>
          <table:table-cell office:value-type="string">
            <text:p>0.0086</text:p>
          </table:table-cell>
          <table:table-cell table:number-columns-repeated="9"/>
        </table:table-row>
        <table:table-row table:style-name="ro1">
          <table:table-cell office:value-type="string">
            <text:p>EmpruntOui</text:p>
          </table:table-cell>
          <table:table-cell office:value-type="string">
            <text:p>0.5892</text:p>
          </table:table-cell>
          <table:table-cell office:value-type="string">
            <text:p>0.3408</text:p>
          </table:table-cell>
          <table:table-cell office:value-type="string">
            <text:p>0.0032</text:p>
          </table:table-cell>
          <table:table-cell office:value-type="string">
            <text:p>3e-04</text:p>
          </table:table-cell>
          <table:table-cell office:value-type="string">
            <text:p>0.0086</text:p>
          </table:table-cell>
          <table:table-cell table:number-columns-repeated="9"/>
        </table:table-row>
        <table:table-row table:style-name="ro1">
          <table:table-cell office:value-type="string">
            <text:p>Aucun_dip</text:p>
          </table:table-cell>
          <table:table-cell office:value-type="string">
            <text:p>0.0217</text:p>
          </table:table-cell>
          <table:table-cell office:value-type="string">
            <text:p>0.0181</text:p>
          </table:table-cell>
          <table:table-cell office:value-type="string">
            <text:p>0.0595</text:p>
          </table:table-cell>
          <table:table-cell office:value-type="string">
            <text:p>0.0155</text:p>
          </table:table-cell>
          <table:table-cell office:value-type="string">
            <text:p>0.0495</text:p>
          </table:table-cell>
          <table:table-cell table:number-columns-repeated="9"/>
        </table:table-row>
        <table:table-row table:style-name="ro1">
          <table:table-cell office:value-type="string">
            <text:p>Bac_gen</text:p>
          </table:table-cell>
          <table:table-cell office:value-type="string">
            <text:p>3e-04</text:p>
          </table:table-cell>
          <table:table-cell office:value-type="string">
            <text:p>6e-04</text:p>
          </table:table-cell>
          <table:table-cell office:value-type="string">
            <text:p>0.0035</text:p>
          </table:table-cell>
          <table:table-cell office:value-type="string">
            <text:p>6e-04</text:p>
          </table:table-cell>
          <table:table-cell office:value-type="string">
            <text:p>0.0588</text:p>
          </table:table-cell>
          <table:table-cell table:number-columns-repeated="9"/>
        </table:table-row>
        <table:table-row table:style-name="ro1">
          <table:table-cell office:value-type="string">
            <text:p>Bac_techno_pro</text:p>
          </table:table-cell>
          <table:table-cell office:value-type="string">
            <text:p>4e-04</text:p>
          </table:table-cell>
          <table:table-cell office:value-type="string">
            <text:p>1e-04</text:p>
          </table:table-cell>
          <table:table-cell office:value-type="string">
            <text:p>0.0374</text:p>
          </table:table-cell>
          <table:table-cell office:value-type="string">
            <text:p>0.0028</text:p>
          </table:table-cell>
          <table:table-cell office:value-type="string">
            <text:p>0.108</text:p>
          </table:table-cell>
          <table:table-cell table:number-columns-repeated="9"/>
        </table:table-row>
        <table:table-row table:style-name="ro1">
          <table:table-cell office:value-type="string">
            <text:p>Bac+2</text:p>
          </table:table-cell>
          <table:table-cell office:value-type="string">
            <text:p>0.0129</text:p>
          </table:table-cell>
          <table:table-cell office:value-type="string">
            <text:p>0.0064</text:p>
          </table:table-cell>
          <table:table-cell office:value-type="string">
            <text:p>0.0082</text:p>
          </table:table-cell>
          <table:table-cell office:value-type="string">
            <text:p>0.1267</text:p>
          </table:table-cell>
          <table:table-cell office:value-type="string">
            <text:p>0.05</text:p>
          </table:table-cell>
          <table:table-cell table:number-columns-repeated="9"/>
        </table:table-row>
        <table:table-row table:style-name="ro1">
          <table:table-cell office:value-type="string">
            <text:p>BEPC</text:p>
          </table:table-cell>
          <table:table-cell office:value-type="string">
            <text:p>0.0067</text:p>
          </table:table-cell>
          <table:table-cell office:value-type="string">
            <text:p>0.0015</text:p>
          </table:table-cell>
          <table:table-cell office:value-type="string">
            <text:p>0.023</text:p>
          </table:table-cell>
          <table:table-cell office:value-type="string">
            <text:p>0.0016</text:p>
          </table:table-cell>
          <table:table-cell office:value-type="string">
            <text:p>0.0827</text:p>
          </table:table-cell>
          <table:table-cell table:number-columns-repeated="9"/>
        </table:table-row>
        <table:table-row table:style-name="ro1">
          <table:table-cell office:value-type="string">
            <text:p>CAP_BEP</text:p>
          </table:table-cell>
          <table:table-cell office:value-type="string">
            <text:p>0.0123</text:p>
          </table:table-cell>
          <table:table-cell office:value-type="string">
            <text:p>0.0623</text:p>
          </table:table-cell>
          <table:table-cell office:value-type="string">
            <text:p>0.1185</text:p>
          </table:table-cell>
          <table:table-cell office:value-type="string">
            <text:p>0.0204</text:p>
          </table:table-cell>
          <table:table-cell office:value-type="string">
            <text:p>0.0345</text:p>
          </table:table-cell>
          <table:table-cell table:number-columns-repeated="9"/>
        </table:table-row>
        <table:table-row table:style-name="ro1">
          <table:table-cell office:value-type="string">
            <text:p>CEP</text:p>
          </table:table-cell>
          <table:table-cell office:value-type="string">
            <text:p>0.0038</text:p>
          </table:table-cell>
          <table:table-cell office:value-type="string">
            <text:p>0.025</text:p>
          </table:table-cell>
          <table:table-cell office:value-type="string">
            <text:p>2e-04</text:p>
          </table:table-cell>
          <table:table-cell office:value-type="string">
            <text:p>0.0218</text:p>
          </table:table-cell>
          <table:table-cell office:value-type="string">
            <text:p>0.0159</text:p>
          </table:table-cell>
          <table:table-cell table:number-columns-repeated="9"/>
        </table:table-row>
        <table:table-row table:style-name="ro1">
          <table:table-cell office:value-type="string">
            <text:p>DIPLO_PI.NA</text:p>
          </table:table-cell>
          <table:table-cell office:value-type="string">
            <text:p>0.0202</text:p>
          </table:table-cell>
          <table:table-cell office:value-type="string">
            <text:p>0.0686</text:p>
          </table:table-cell>
          <table:table-cell office:value-type="string">
            <text:p>0.0304</text:p>
          </table:table-cell>
          <table:table-cell office:value-type="string">
            <text:p>0.0183</text:p>
          </table:table-cell>
          <table:table-cell office:value-type="string">
            <text:p>0.0101</text:p>
          </table:table-cell>
          <table:table-cell table:number-columns-repeated="9"/>
        </table:table-row>
        <table:table-row table:style-name="ro1">
          <table:table-cell office:value-type="string">
            <text:p>Sup_Bac+2</text:p>
          </table:table-cell>
          <table:table-cell office:value-type="string">
            <text:p>0.003</text:p>
          </table:table-cell>
          <table:table-cell office:value-type="string">
            <text:p>0.0014</text:p>
          </table:table-cell>
          <table:table-cell office:value-type="string">
            <text:p>0.3228</text:p>
          </table:table-cell>
          <table:table-cell office:value-type="string">
            <text:p>0.009</text:p>
          </table:table-cell>
          <table:table-cell office:value-type="string">
            <text:p>0.0075</text:p>
          </table:table-cell>
          <table:table-cell table:number-columns-repeated="9"/>
        </table:table-row>
        <table:table-row table:style-name="ro1">
          <table:table-cell office:value-type="string">
            <text:p>EmpruntAmi_Non</text:p>
          </table:table-cell>
          <table:table-cell office:value-type="string">
            <text:p>0.4078</text:p>
          </table:table-cell>
          <table:table-cell office:value-type="string">
            <text:p>0.1185</text:p>
          </table:table-cell>
          <table:table-cell office:value-type="string">
            <text:p>0.0014</text:p>
          </table:table-cell>
          <table:table-cell office:value-type="string">
            <text:p>0.0192</text:p>
          </table:table-cell>
          <table:table-cell office:value-type="string">
            <text:p>0.0191</text:p>
          </table:table-cell>
          <table:table-cell table:number-columns-repeated="9"/>
        </table:table-row>
        <table:table-row table:style-name="ro1">
          <table:table-cell office:value-type="string">
            <text:p>EmpruntAmi_Oui</text:p>
          </table:table-cell>
          <table:table-cell office:value-type="string">
            <text:p>0.4078</text:p>
          </table:table-cell>
          <table:table-cell office:value-type="string">
            <text:p>0.1185</text:p>
          </table:table-cell>
          <table:table-cell office:value-type="string">
            <text:p>0.0014</text:p>
          </table:table-cell>
          <table:table-cell office:value-type="string">
            <text:p>0.0192</text:p>
          </table:table-cell>
          <table:table-cell office:value-type="string">
            <text:p>0.019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v.test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Dim</text:p>
          </table:table-cell>
          <table:table-cell office:value-type="float" office:value="1">
            <text:p>1</text:p>
          </table:table-cell>
          <table:table-cell office:value-type="string">
            <text:p>Dim</text:p>
          </table:table-cell>
          <table:table-cell office:value-type="float" office:value="2">
            <text:p>2</text:p>
          </table:table-cell>
          <table:table-cell office:value-type="string">
            <text:p>Dim</text:p>
          </table:table-cell>
          <table:table-cell office:value-type="float" office:value="3">
            <text:p>3</text:p>
          </table:table-cell>
          <table:table-cell office:value-type="string">
            <text:p>Dim</text:p>
          </table:table-cell>
          <table:table-cell office:value-type="float" office:value="4">
            <text:p>4</text:p>
          </table:table-cell>
          <table:table-cell office:value-type="string">
            <text:p>Dim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idesRecues.1</text:p>
          </table:table-cell>
          <table:table-cell office:value-type="string">
            <text:p>2.3974</text:p>
          </table:table-cell>
          <table:table-cell office:value-type="string">
            <text:p>2.7039</text:p>
          </table:table-cell>
          <table:table-cell office:value-type="string">
            <text:p>3.259</text:p>
          </table:table-cell>
          <table:table-cell office:value-type="string">
            <text:p>-9.0308</text:p>
          </table:table-cell>
          <table:table-cell office:value-type="string">
            <text:p>6.1651</text:p>
          </table:table-cell>
          <table:table-cell table:number-columns-repeated="9"/>
        </table:table-row>
        <table:table-row table:style-name="ro1">
          <table:table-cell office:value-type="string">
            <text:p>AidesRecues.2</text:p>
          </table:table-cell>
          <table:table-cell office:value-type="string">
            <text:p>-2.3974</text:p>
          </table:table-cell>
          <table:table-cell office:value-type="string">
            <text:p>-2.7039</text:p>
          </table:table-cell>
          <table:table-cell office:value-type="string">
            <text:p>-3.259</text:p>
          </table:table-cell>
          <table:table-cell office:value-type="string">
            <text:p>9.0308</text:p>
          </table:table-cell>
          <table:table-cell office:value-type="string">
            <text:p>-6.1651</text:p>
          </table:table-cell>
          <table:table-cell table:number-columns-repeated="9"/>
        </table:table-row>
        <table:table-row table:style-name="ro1">
          <table:table-cell office:value-type="string">
            <text:p>AideAdminFamilleNon</text:p>
          </table:table-cell>
          <table:table-cell office:value-type="string">
            <text:p>-4.6146</text:p>
          </table:table-cell>
          <table:table-cell office:value-type="string">
            <text:p>2.1182</text:p>
          </table:table-cell>
          <table:table-cell office:value-type="string">
            <text:p>-14.8899</text:p>
          </table:table-cell>
          <table:table-cell office:value-type="string">
            <text:p>-1.56</text:p>
          </table:table-cell>
          <table:table-cell office:value-type="string">
            <text:p>-1.4948</text:p>
          </table:table-cell>
          <table:table-cell table:number-columns-repeated="9"/>
        </table:table-row>
        <table:table-row table:style-name="ro1">
          <table:table-cell office:value-type="string">
            <text:p>AideAdminFamilleOui</text:p>
          </table:table-cell>
          <table:table-cell office:value-type="string">
            <text:p>4.6146</text:p>
          </table:table-cell>
          <table:table-cell office:value-type="string">
            <text:p>-2.1182</text:p>
          </table:table-cell>
          <table:table-cell office:value-type="string">
            <text:p>14.8899</text:p>
          </table:table-cell>
          <table:table-cell office:value-type="string">
            <text:p>1.56</text:p>
          </table:table-cell>
          <table:table-cell office:value-type="string">
            <text:p>1.4948</text:p>
          </table:table-cell>
          <table:table-cell table:number-columns-repeated="9"/>
        </table:table-row>
        <table:table-row table:style-name="ro1">
          <table:table-cell office:value-type="string">
            <text:p>EmpruntFamilleNon</text:p>
          </table:table-cell>
          <table:table-cell office:value-type="string">
            <text:p>-14.5218</text:p>
          </table:table-cell>
          <table:table-cell office:value-type="string">
            <text:p>-15.6046</text:p>
          </table:table-cell>
          <table:table-cell office:value-type="string">
            <text:p>1.3551</text:p>
          </table:table-cell>
          <table:table-cell office:value-type="string">
            <text:p>-3.5855</text:p>
          </table:table-cell>
          <table:table-cell office:value-type="string">
            <text:p>8.3103</text:p>
          </table:table-cell>
          <table:table-cell table:number-columns-repeated="9"/>
        </table:table-row>
        <table:table-row table:style-name="ro1">
          <table:table-cell office:value-type="string">
            <text:p>EmpruntFamilleOui</text:p>
          </table:table-cell>
          <table:table-cell office:value-type="string">
            <text:p>14.5218</text:p>
          </table:table-cell>
          <table:table-cell office:value-type="string">
            <text:p>15.6046</text:p>
          </table:table-cell>
          <table:table-cell office:value-type="string">
            <text:p>-1.3551</text:p>
          </table:table-cell>
          <table:table-cell office:value-type="string">
            <text:p>3.5855</text:p>
          </table:table-cell>
          <table:table-cell office:value-type="string">
            <text:p>-8.3103</text:p>
          </table:table-cell>
          <table:table-cell table:number-columns-repeated="9"/>
        </table:table-row>
        <table:table-row table:style-name="ro1">
          <table:table-cell office:value-type="string">
            <text:p>GardeFamilleNon</text:p>
          </table:table-cell>
          <table:table-cell office:value-type="string">
            <text:p>5.4043</text:p>
          </table:table-cell>
          <table:table-cell office:value-type="string">
            <text:p>-3.9797</text:p>
          </table:table-cell>
          <table:table-cell office:value-type="string">
            <text:p>2.7017</text:p>
          </table:table-cell>
          <table:table-cell office:value-type="string">
            <text:p>-18.8082</text:p>
          </table:table-cell>
          <table:table-cell office:value-type="string">
            <text:p>1.6018</text:p>
          </table:table-cell>
          <table:table-cell table:number-columns-repeated="9"/>
        </table:table-row>
        <table:table-row table:style-name="ro1">
          <table:table-cell office:value-type="string">
            <text:p>GardeFamilleOui</text:p>
          </table:table-cell>
          <table:table-cell office:value-type="string">
            <text:p>-5.4043</text:p>
          </table:table-cell>
          <table:table-cell office:value-type="string">
            <text:p>3.9797</text:p>
          </table:table-cell>
          <table:table-cell office:value-type="string">
            <text:p>-2.7017</text:p>
          </table:table-cell>
          <table:table-cell office:value-type="string">
            <text:p>18.8082</text:p>
          </table:table-cell>
          <table:table-cell office:value-type="string">
            <text:p>-1.6018</text:p>
          </table:table-cell>
          <table:table-cell table:number-columns-repeated="9"/>
        </table:table-row>
        <table:table-row table:style-name="ro1">
          <table:table-cell office:value-type="string">
            <text:p>PbArgentFamilleAv18Ans_Non</text:p>
          </table:table-cell>
          <table:table-cell office:value-type="string">
            <text:p>-3.8722</text:p>
          </table:table-cell>
          <table:table-cell office:value-type="string">
            <text:p>-5.5702</text:p>
          </table:table-cell>
          <table:table-cell office:value-type="string">
            <text:p>-4.0875</text:p>
          </table:table-cell>
          <table:table-cell office:value-type="string">
            <text:p>-4.82</text:p>
          </table:table-cell>
          <table:table-cell office:value-type="string">
            <text:p>-12.4764</text:p>
          </table:table-cell>
          <table:table-cell table:number-columns-repeated="9"/>
        </table:table-row>
        <table:table-row table:style-name="ro1">
          <table:table-cell office:value-type="string">
            <text:p>PbArgentFamilleAv18Ans_Oui</text:p>
          </table:table-cell>
          <table:table-cell office:value-type="string">
            <text:p>3.8722</text:p>
          </table:table-cell>
          <table:table-cell office:value-type="string">
            <text:p>5.5702</text:p>
          </table:table-cell>
          <table:table-cell office:value-type="string">
            <text:p>4.0875</text:p>
          </table:table-cell>
          <table:table-cell office:value-type="string">
            <text:p>4.82</text:p>
          </table:table-cell>
          <table:table-cell office:value-type="string">
            <text:p>12.4764</text:p>
          </table:table-cell>
          <table:table-cell table:number-columns-repeated="9"/>
        </table:table-row>
        <table:table-row table:style-name="ro1">
          <table:table-cell office:value-type="string">
            <text:p>Jamais</text:p>
          </table:table-cell>
          <table:table-cell office:value-type="string">
            <text:p>-9.2125</text:p>
          </table:table-cell>
          <table:table-cell office:value-type="string">
            <text:p>11.6001</text:p>
          </table:table-cell>
          <table:table-cell office:value-type="string">
            <text:p>10.56</text:p>
          </table:table-cell>
          <table:table-cell office:value-type="string">
            <text:p>-1.7555</text:p>
          </table:table-cell>
          <table:table-cell office:value-type="string">
            <text:p>-3.65</text:p>
          </table:table-cell>
          <table:table-cell table:number-columns-repeated="9"/>
        </table:table-row>
        <table:table-row table:style-name="ro1">
          <table:table-cell office:value-type="string">
            <text:p>Parfois</text:p>
          </table:table-cell>
          <table:table-cell office:value-type="string">
            <text:p>-3.1087</text:p>
          </table:table-cell>
          <table:table-cell office:value-type="string">
            <text:p>4.8815</text:p>
          </table:table-cell>
          <table:table-cell office:value-type="string">
            <text:p>-0.1139</text:p>
          </table:table-cell>
          <table:table-cell office:value-type="string">
            <text:p>-1.6565</text:p>
          </table:table-cell>
          <table:table-cell office:value-type="string">
            <text:p>14.6543</text:p>
          </table:table-cell>
          <table:table-cell table:number-columns-repeated="9"/>
        </table:table-row>
        <table:table-row table:style-name="ro1">
          <table:table-cell office:value-type="string">
            <text:p>Souvent</text:p>
          </table:table-cell>
          <table:table-cell office:value-type="string">
            <text:p>9.2984</text:p>
          </table:table-cell>
          <table:table-cell office:value-type="string">
            <text:p>-12.5556</text:p>
          </table:table-cell>
          <table:table-cell office:value-type="string">
            <text:p>-7.4369</text:p>
          </table:table-cell>
          <table:table-cell office:value-type="string">
            <text:p>2.7041</text:p>
          </table:table-cell>
          <table:table-cell office:value-type="string">
            <text:p>-10.2335</text:p>
          </table:table-cell>
          <table:table-cell table:number-columns-repeated="9"/>
        </table:table-row>
        <table:table-row table:style-name="ro1">
          <table:table-cell office:value-type="string">
            <text:p>-moitié</text:p>
          </table:table-cell>
          <table:table-cell office:value-type="string">
            <text:p>-0.6888</text:p>
          </table:table-cell>
          <table:table-cell office:value-type="string">
            <text:p>0.0933</text:p>
          </table:table-cell>
          <table:table-cell office:value-type="string">
            <text:p>-7.5484</text:p>
          </table:table-cell>
          <table:table-cell office:value-type="string">
            <text:p>6.1789</text:p>
          </table:table-cell>
          <table:table-cell office:value-type="string">
            <text:p>12.3537</text:p>
          </table:table-cell>
          <table:table-cell table:number-columns-repeated="9"/>
        </table:table-row>
        <table:table-row table:style-name="ro1">
          <table:table-cell office:value-type="string">
            <text:p>+moitié</text:p>
          </table:table-cell>
          <table:table-cell office:value-type="string">
            <text:p>-1.9271</text:p>
          </table:table-cell>
          <table:table-cell office:value-type="string">
            <text:p>5.037</text:p>
          </table:table-cell>
          <table:table-cell office:value-type="string">
            <text:p>13.3477</text:p>
          </table:table-cell>
          <table:table-cell office:value-type="string">
            <text:p>7.5264</text:p>
          </table:table-cell>
          <table:table-cell office:value-type="string">
            <text:p>-8.4238</text:p>
          </table:table-cell>
          <table:table-cell table:number-columns-repeated="9"/>
        </table:table-row>
        <table:table-row table:style-name="ro1">
          <table:table-cell office:value-type="string">
            <text:p>moit-moit</text:p>
          </table:table-cell>
          <table:table-cell office:value-type="string">
            <text:p>2.6218</text:p>
          </table:table-cell>
          <table:table-cell office:value-type="string">
            <text:p>-5.6073</text:p>
          </table:table-cell>
          <table:table-cell office:value-type="string">
            <text:p>-9.1722</text:p>
          </table:table-cell>
          <table:table-cell office:value-type="string">
            <text:p>-12.7846</text:p>
          </table:table-cell>
          <table:table-cell office:value-type="string">
            <text:p>0.2518</text:p>
          </table:table-cell>
          <table:table-cell table:number-columns-repeated="9"/>
        </table:table-row>
        <table:table-row table:style-name="ro1">
          <table:table-cell office:value-type="string">
            <text:p>AppartenanceAsociationPaysOrigine_Membre</text:p>
          </table:table-cell>
          <table:table-cell office:value-type="string">
            <text:p>12.3791</text:p>
          </table:table-cell>
          <table:table-cell office:value-type="string">
            <text:p>-12.5008</text:p>
          </table:table-cell>
          <table:table-cell office:value-type="string">
            <text:p>7.7628</text:p>
          </table:table-cell>
          <table:table-cell office:value-type="string">
            <text:p>9.21</text:p>
          </table:table-cell>
          <table:table-cell office:value-type="string">
            <text:p>1.8176</text:p>
          </table:table-cell>
          <table:table-cell table:number-columns-repeated="9"/>
        </table:table-row>
        <table:table-row table:style-name="ro1">
          <table:table-cell office:value-type="string">
            <text:p>AppartenanceAsociationPaysOrigine_PasMembre</text:p>
          </table:table-cell>
          <table:table-cell office:value-type="string">
            <text:p>-12.3791</text:p>
          </table:table-cell>
          <table:table-cell office:value-type="string">
            <text:p>12.5008</text:p>
          </table:table-cell>
          <table:table-cell office:value-type="string">
            <text:p>-7.7628</text:p>
          </table:table-cell>
          <table:table-cell office:value-type="string">
            <text:p>-9.21</text:p>
          </table:table-cell>
          <table:table-cell office:value-type="string">
            <text:p>-1.8176</text:p>
          </table:table-cell>
          <table:table-cell table:number-columns-repeated="9"/>
        </table:table-row>
        <table:table-row table:style-name="ro1">
          <table:table-cell office:value-type="string">
            <text:p>Emprunteur</text:p>
          </table:table-cell>
          <table:table-cell office:value-type="string">
            <text:p>-0.9742</text:p>
          </table:table-cell>
          <table:table-cell office:value-type="string">
            <text:p>3.9595</text:p>
          </table:table-cell>
          <table:table-cell office:value-type="string">
            <text:p>-9.7108</text:p>
          </table:table-cell>
          <table:table-cell office:value-type="string">
            <text:p>12.4044</text:p>
          </table:table-cell>
          <table:table-cell office:value-type="string">
            <text:p>8.1204</text:p>
          </table:table-cell>
          <table:table-cell table:number-columns-repeated="9"/>
        </table:table-row>
        <table:table-row table:style-name="ro1">
          <table:table-cell office:value-type="string">
            <text:p>NonEmprunteur</text:p>
          </table:table-cell>
          <table:table-cell office:value-type="string">
            <text:p>0.9742</text:p>
          </table:table-cell>
          <table:table-cell office:value-type="string">
            <text:p>-3.9595</text:p>
          </table:table-cell>
          <table:table-cell office:value-type="string">
            <text:p>9.7108</text:p>
          </table:table-cell>
          <table:table-cell office:value-type="string">
            <text:p>-12.4044</text:p>
          </table:table-cell>
          <table:table-cell office:value-type="string">
            <text:p>-8.1204</text:p>
          </table:table-cell>
          <table:table-cell table:number-columns-repeated="9"/>
        </table:table-row>
        <table:table-row table:style-name="ro1">
          <table:table-cell office:value-type="string">
            <text:p>AppartenancAssociationSolidarite_Membre</text:p>
          </table:table-cell>
          <table:table-cell office:value-type="string">
            <text:p>10.0732</text:p>
          </table:table-cell>
          <table:table-cell office:value-type="string">
            <text:p>-4.7058</text:p>
          </table:table-cell>
          <table:table-cell office:value-type="string">
            <text:p>-7.0515</text:p>
          </table:table-cell>
          <table:table-cell office:value-type="string">
            <text:p>-2.208</text:p>
          </table:table-cell>
          <table:table-cell office:value-type="string">
            <text:p>1.7365</text:p>
          </table:table-cell>
          <table:table-cell table:number-columns-repeated="9"/>
        </table:table-row>
        <table:table-row table:style-name="ro1">
          <table:table-cell office:value-type="string">
            <text:p>AppartenancAssociationSolidarite_PasMembre</text:p>
          </table:table-cell>
          <table:table-cell office:value-type="string">
            <text:p>-10.0732</text:p>
          </table:table-cell>
          <table:table-cell office:value-type="string">
            <text:p>4.7058</text:p>
          </table:table-cell>
          <table:table-cell office:value-type="string">
            <text:p>7.0515</text:p>
          </table:table-cell>
          <table:table-cell office:value-type="string">
            <text:p>2.208</text:p>
          </table:table-cell>
          <table:table-cell office:value-type="string">
            <text:p>-1.7365</text:p>
          </table:table-cell>
          <table:table-cell table:number-columns-repeated="9"/>
        </table:table-row>
        <table:table-row table:style-name="ro1">
          <table:table-cell office:value-type="string">
            <text:p>AideVersEtranger_Non</text:p>
          </table:table-cell>
          <table:table-cell office:value-type="string">
            <text:p>-13.8848</text:p>
          </table:table-cell>
          <table:table-cell office:value-type="string">
            <text:p>16.0104</text:p>
          </table:table-cell>
          <table:table-cell office:value-type="string">
            <text:p>9.0644</text:p>
          </table:table-cell>
          <table:table-cell office:value-type="string">
            <text:p>-1.3865</text:p>
          </table:table-cell>
          <table:table-cell office:value-type="string">
            <text:p>1.3358</text:p>
          </table:table-cell>
          <table:table-cell table:number-columns-repeated="9"/>
        </table:table-row>
        <table:table-row table:style-name="ro1">
          <table:table-cell office:value-type="string">
            <text:p>AideVersEtranger_Oui</text:p>
          </table:table-cell>
          <table:table-cell office:value-type="string">
            <text:p>13.8848</text:p>
          </table:table-cell>
          <table:table-cell office:value-type="string">
            <text:p>-16.0104</text:p>
          </table:table-cell>
          <table:table-cell office:value-type="string">
            <text:p>-9.0644</text:p>
          </table:table-cell>
          <table:table-cell office:value-type="string">
            <text:p>1.3865</text:p>
          </table:table-cell>
          <table:table-cell office:value-type="string">
            <text:p>-1.3358</text:p>
          </table:table-cell>
          <table:table-cell table:number-columns-repeated="9"/>
        </table:table-row>
        <table:table-row table:style-name="ro1">
          <table:table-cell office:value-type="string">
            <text:p>-moitie</text:p>
          </table:table-cell>
          <table:table-cell office:value-type="string">
            <text:p>-10.3363</text:p>
          </table:table-cell>
          <table:table-cell office:value-type="string">
            <text:p>12.2009</text:p>
          </table:table-cell>
          <table:table-cell office:value-type="string">
            <text:p>-11.1194</text:p>
          </table:table-cell>
          <table:table-cell office:value-type="string">
            <text:p>-2.8255</text:p>
          </table:table-cell>
          <table:table-cell office:value-type="string">
            <text:p>0.0613</text:p>
          </table:table-cell>
          <table:table-cell table:number-columns-repeated="9"/>
        </table:table-row>
        <table:table-row table:style-name="ro1">
          <table:table-cell office:value-type="string">
            <text:p>+moitie</text:p>
          </table:table-cell>
          <table:table-cell office:value-type="string">
            <text:p>11.2153</text:p>
          </table:table-cell>
          <table:table-cell office:value-type="string">
            <text:p>-10.81</text:p>
          </table:table-cell>
          <table:table-cell office:value-type="string">
            <text:p>10.8234</text:p>
          </table:table-cell>
          <table:table-cell office:value-type="string">
            <text:p>7.451</text:p>
          </table:table-cell>
          <table:table-cell office:value-type="string">
            <text:p>0.1176</text:p>
          </table:table-cell>
          <table:table-cell table:number-columns-repeated="9"/>
        </table:table-row>
        <table:table-row table:style-name="ro1">
          <table:table-cell office:value-type="string">
            <text:p>moitie-moitie</text:p>
          </table:table-cell>
          <table:table-cell office:value-type="string">
            <text:p>0.5336</text:p>
          </table:table-cell>
          <table:table-cell office:value-type="string">
            <text:p>-3.4247</text:p>
          </table:table-cell>
          <table:table-cell office:value-type="string">
            <text:p>2.0029</text:p>
          </table:table-cell>
          <table:table-cell office:value-type="string">
            <text:p>-4.9011</text:p>
          </table:table-cell>
          <table:table-cell office:value-type="string">
            <text:p>-0.215</text:p>
          </table:table-cell>
          <table:table-cell table:number-columns-repeated="9"/>
        </table:table-row>
        <table:table-row table:style-name="ro1">
          <table:table-cell office:value-type="string">
            <text:p>EmpruntNon</text:p>
          </table:table-cell>
          <table:table-cell office:value-type="string">
            <text:p>-23.0784</text:p>
          </table:table-cell>
          <table:table-cell office:value-type="string">
            <text:p>-17.553</text:p>
          </table:table-cell>
          <table:table-cell office:value-type="string">
            <text:p>1.6892</text:p>
          </table:table-cell>
          <table:table-cell office:value-type="string">
            <text:p>0.5261</text:p>
          </table:table-cell>
          <table:table-cell office:value-type="string">
            <text:p>2.7877</text:p>
          </table:table-cell>
          <table:table-cell table:number-columns-repeated="9"/>
        </table:table-row>
        <table:table-row table:style-name="ro1">
          <table:table-cell office:value-type="string">
            <text:p>EmpruntOui</text:p>
          </table:table-cell>
          <table:table-cell office:value-type="string">
            <text:p>23.0784</text:p>
          </table:table-cell>
          <table:table-cell office:value-type="string">
            <text:p>17.553</text:p>
          </table:table-cell>
          <table:table-cell office:value-type="string">
            <text:p>-1.6892</text:p>
          </table:table-cell>
          <table:table-cell office:value-type="string">
            <text:p>-0.5261</text:p>
          </table:table-cell>
          <table:table-cell office:value-type="string">
            <text:p>-2.7877</text:p>
          </table:table-cell>
          <table:table-cell table:number-columns-repeated="9"/>
        </table:table-row>
        <table:table-row table:style-name="ro1">
          <table:table-cell office:value-type="string">
            <text:p>Aucun_dip</text:p>
          </table:table-cell>
          <table:table-cell office:value-type="string">
            <text:p>4.433</text:p>
          </table:table-cell>
          <table:table-cell office:value-type="string">
            <text:p>-4.0442</text:p>
          </table:table-cell>
          <table:table-cell office:value-type="string">
            <text:p>7.332</text:p>
          </table:table-cell>
          <table:table-cell office:value-type="string">
            <text:p>3.7473</text:p>
          </table:table-cell>
          <table:table-cell office:value-type="string">
            <text:p>6.6871</text:p>
          </table:table-cell>
          <table:table-cell table:number-columns-repeated="9"/>
        </table:table-row>
        <table:table-row table:style-name="ro1">
          <table:table-cell office:value-type="string">
            <text:p>Bac_gen</text:p>
          </table:table-cell>
          <table:table-cell office:value-type="string">
            <text:p>0.5186</text:p>
          </table:table-cell>
          <table:table-cell office:value-type="string">
            <text:p>-0.7055</text:p>
          </table:table-cell>
          <table:table-cell office:value-type="string">
            <text:p>-1.7904</text:p>
          </table:table-cell>
          <table:table-cell office:value-type="string">
            <text:p>0.7277</text:p>
          </table:table-cell>
          <table:table-cell office:value-type="string">
            <text:p>-7.2905</text:p>
          </table:table-cell>
          <table:table-cell table:number-columns-repeated="9"/>
        </table:table-row>
        <table:table-row table:style-name="ro1">
          <table:table-cell office:value-type="string">
            <text:p>Bac_techno_pro</text:p>
          </table:table-cell>
          <table:table-cell office:value-type="string">
            <text:p>-0.5767</text:p>
          </table:table-cell>
          <table:table-cell office:value-type="string">
            <text:p>0.3677</text:p>
          </table:table-cell>
          <table:table-cell office:value-type="string">
            <text:p>5.8108</text:p>
          </table:table-cell>
          <table:table-cell office:value-type="string">
            <text:p>-1.5887</text:p>
          </table:table-cell>
          <table:table-cell office:value-type="string">
            <text:p>-9.883</text:p>
          </table:table-cell>
          <table:table-cell table:number-columns-repeated="9"/>
        </table:table-row>
        <table:table-row table:style-name="ro1">
          <table:table-cell office:value-type="string">
            <text:p>Bac+2</text:p>
          </table:table-cell>
          <table:table-cell office:value-type="string">
            <text:p>-3.4198</text:p>
          </table:table-cell>
          <table:table-cell office:value-type="string">
            <text:p>2.4002</text:p>
          </table:table-cell>
          <table:table-cell office:value-type="string">
            <text:p>-2.7223</text:p>
          </table:table-cell>
          <table:table-cell office:value-type="string">
            <text:p>10.7002</text:p>
          </table:table-cell>
          <table:table-cell office:value-type="string">
            <text:p>-6.723</text:p>
          </table:table-cell>
          <table:table-cell table:number-columns-repeated="9"/>
        </table:table-row>
        <table:table-row table:style-name="ro1">
          <table:table-cell office:value-type="string">
            <text:p>BEPC</text:p>
          </table:table-cell>
          <table:table-cell office:value-type="string">
            <text:p>2.468</text:p>
          </table:table-cell>
          <table:table-cell office:value-type="string">
            <text:p>-1.1612</text:p>
          </table:table-cell>
          <table:table-cell office:value-type="string">
            <text:p>4.5585</text:p>
          </table:table-cell>
          <table:table-cell office:value-type="string">
            <text:p>-1.2168</text:p>
          </table:table-cell>
          <table:table-cell office:value-type="string">
            <text:p>8.6489</text:p>
          </table:table-cell>
          <table:table-cell table:number-columns-repeated="9"/>
        </table:table-row>
        <table:table-row table:style-name="ro1">
          <table:table-cell office:value-type="string">
            <text:p>CAP_BEP</text:p>
          </table:table-cell>
          <table:table-cell office:value-type="string">
            <text:p>-3.3318</text:p>
          </table:table-cell>
          <table:table-cell office:value-type="string">
            <text:p>7.5021</text:p>
          </table:table-cell>
          <table:table-cell office:value-type="string">
            <text:p>10.3486</text:p>
          </table:table-cell>
          <table:table-cell office:value-type="string">
            <text:p>-4.2988</text:p>
          </table:table-cell>
          <table:table-cell office:value-type="string">
            <text:p>5.5836</text:p>
          </table:table-cell>
          <table:table-cell table:number-columns-repeated="9"/>
        </table:table-row>
        <table:table-row table:style-name="ro1">
          <table:table-cell office:value-type="string">
            <text:p>CEP</text:p>
          </table:table-cell>
          <table:table-cell office:value-type="string">
            <text:p>1.8561</text:p>
          </table:table-cell>
          <table:table-cell office:value-type="string">
            <text:p>-4.7507</text:p>
          </table:table-cell>
          <table:table-cell office:value-type="string">
            <text:p>0.3961</text:p>
          </table:table-cell>
          <table:table-cell office:value-type="string">
            <text:p>-4.4432</text:p>
          </table:table-cell>
          <table:table-cell office:value-type="string">
            <text:p>-3.7911</text:p>
          </table:table-cell>
          <table:table-cell table:number-columns-repeated="9"/>
        </table:table-row>
        <table:table-row table:style-name="ro1">
          <table:table-cell office:value-type="string">
            <text:p>DIPLO_PI.NA</text:p>
          </table:table-cell>
          <table:table-cell office:value-type="string">
            <text:p>4.2781</text:p>
          </table:table-cell>
          <table:table-cell office:value-type="string">
            <text:p>-7.8722</text:p>
          </table:table-cell>
          <table:table-cell office:value-type="string">
            <text:p>5.2445</text:p>
          </table:table-cell>
          <table:table-cell office:value-type="string">
            <text:p>-4.0627</text:p>
          </table:table-cell>
          <table:table-cell office:value-type="string">
            <text:p>3.0234</text:p>
          </table:table-cell>
          <table:table-cell table:number-columns-repeated="9"/>
        </table:table-row>
        <table:table-row table:style-name="ro1">
          <table:table-cell office:value-type="string">
            <text:p>Sup_Bac+2</text:p>
          </table:table-cell>
          <table:table-cell office:value-type="string">
            <text:p>-1.66</text:p>
          </table:table-cell>
          <table:table-cell office:value-type="string">
            <text:p>1.1095</text:p>
          </table:table-cell>
          <table:table-cell office:value-type="string">
            <text:p>-17.0815</text:p>
          </table:table-cell>
          <table:table-cell office:value-type="string">
            <text:p>-2.8524</text:p>
          </table:table-cell>
          <table:table-cell office:value-type="string">
            <text:p>2.5963</text:p>
          </table:table-cell>
          <table:table-cell table:number-columns-repeated="9"/>
        </table:table-row>
        <table:table-row table:style-name="ro1">
          <table:table-cell office:value-type="string">
            <text:p>EmpruntAmi_Non</text:p>
          </table:table-cell>
          <table:table-cell office:value-type="string">
            <text:p>19.2013</text:p>
          </table:table-cell>
          <table:table-cell office:value-type="string">
            <text:p>10.3488</text:p>
          </table:table-cell>
          <table:table-cell office:value-type="string">
            <text:p>-1.1064</text:p>
          </table:table-cell>
          <table:table-cell office:value-type="string">
            <text:p>-4.1655</text:p>
          </table:table-cell>
          <table:table-cell office:value-type="string">
            <text:p>4.158</text:p>
          </table:table-cell>
          <table:table-cell table:number-columns-repeated="9"/>
        </table:table-row>
        <table:table-row table:style-name="ro1">
          <table:table-cell office:value-type="string">
            <text:p>EmpruntAmi_Oui</text:p>
          </table:table-cell>
          <table:table-cell office:value-type="string">
            <text:p>-19.2013</text:p>
          </table:table-cell>
          <table:table-cell office:value-type="string">
            <text:p>-10.3488</text:p>
          </table:table-cell>
          <table:table-cell office:value-type="string">
            <text:p>1.1064</text:p>
          </table:table-cell>
          <table:table-cell office:value-type="string">
            <text:p>4.1655</text:p>
          </table:table-cell>
          <table:table-cell office:value-type="string">
            <text:p>-4.15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eta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Dim</text:p>
          </table:table-cell>
          <table:table-cell office:value-type="float" office:value="1">
            <text:p>1</text:p>
          </table:table-cell>
          <table:table-cell office:value-type="string">
            <text:p>Dim</text:p>
          </table:table-cell>
          <table:table-cell office:value-type="float" office:value="2">
            <text:p>2</text:p>
          </table:table-cell>
          <table:table-cell office:value-type="string">
            <text:p>Dim</text:p>
          </table:table-cell>
          <table:table-cell office:value-type="float" office:value="3">
            <text:p>3</text:p>
          </table:table-cell>
          <table:table-cell office:value-type="string">
            <text:p>Dim</text:p>
          </table:table-cell>
          <table:table-cell office:value-type="float" office:value="4">
            <text:p>4</text:p>
          </table:table-cell>
          <table:table-cell office:value-type="string">
            <text:p>Di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idesRecues</text:p>
          </table:table-cell>
          <table:table-cell office:value-type="string">
            <text:p>0.00635770745005488</text:p>
          </table:table-cell>
          <table:table-cell office:value-type="string">
            <text:p>0.00808717568606537</text:p>
          </table:table-cell>
          <table:table-cell office:value-type="string">
            <text:p>0.0117489340595599</text:p>
          </table:table-cell>
          <table:table-cell office:value-type="string">
            <text:p>0.0902164033767878</text:p>
          </table:table-cell>
          <table:table-cell office:value-type="string">
            <text:p>0.0420450534260818</text:p>
          </table:table-cell>
          <table:table-cell table:number-columns-repeated="9"/>
        </table:table-row>
        <table:table-row table:style-name="ro1">
          <table:table-cell office:value-type="string">
            <text:p>AideAdminFamille</text:p>
          </table:table-cell>
          <table:table-cell office:value-type="string">
            <text:p>0.0235560979803698</text:p>
          </table:table-cell>
          <table:table-cell office:value-type="string">
            <text:p>0.0049630703267658</text:p>
          </table:table-cell>
          <table:table-cell office:value-type="string">
            <text:p>0.245253503267381</text:p>
          </table:table-cell>
          <table:table-cell office:value-type="string">
            <text:p>0.00269203268806482</text:p>
          </table:table-cell>
          <table:table-cell office:value-type="string">
            <text:p>0.00247172263856509</text:p>
          </table:table-cell>
          <table:table-cell table:number-columns-repeated="9"/>
        </table:table-row>
        <table:table-row table:style-name="ro1">
          <table:table-cell office:value-type="string">
            <text:p>EmpruntFamille</text:p>
          </table:table-cell>
          <table:table-cell office:value-type="string">
            <text:p>0.233278624293736</text:p>
          </table:table-cell>
          <table:table-cell office:value-type="string">
            <text:p>0.269363679524174</text:p>
          </table:table-cell>
          <table:table-cell office:value-type="string">
            <text:p>0.00203137878399342</text:p>
          </table:table-cell>
          <table:table-cell office:value-type="string">
            <text:p>0.0142207653437684</text:p>
          </table:table-cell>
          <table:table-cell office:value-type="string">
            <text:p>0.0763941250207777</text:p>
          </table:table-cell>
          <table:table-cell table:number-columns-repeated="9"/>
        </table:table-row>
        <table:table-row table:style-name="ro1">
          <table:table-cell office:value-type="string">
            <text:p>GardeFamille</text:p>
          </table:table-cell>
          <table:table-cell office:value-type="string">
            <text:p>0.0323078542622196</text:p>
          </table:table-cell>
          <table:table-cell office:value-type="string">
            <text:p>0.017520139557418</text:p>
          </table:table-cell>
          <table:table-cell office:value-type="string">
            <text:p>0.00807449882751394</text:p>
          </table:table-cell>
          <table:table-cell office:value-type="string">
            <text:p>0.391316477250982</text:p>
          </table:table-cell>
          <table:table-cell office:value-type="string">
            <text:p>0.00283820712539198</text:p>
          </table:table-cell>
          <table:table-cell table:number-columns-repeated="9"/>
        </table:table-row>
        <table:table-row table:style-name="ro1">
          <table:table-cell office:value-type="string">
            <text:p>PbArgentFamilleAv18Ans</text:p>
          </table:table-cell>
          <table:table-cell office:value-type="string">
            <text:p>0.0165865358513993</text:p>
          </table:table-cell>
          <table:table-cell office:value-type="string">
            <text:p>0.0343217940924347</text:p>
          </table:table-cell>
          <table:table-cell office:value-type="string">
            <text:p>0.0184820597806271</text:p>
          </table:table-cell>
          <table:table-cell office:value-type="string">
            <text:p>0.0256991912122082</text:p>
          </table:table-cell>
          <table:table-cell office:value-type="string">
            <text:p>0.172191030158354</text:p>
          </table:table-cell>
          <table:table-cell table:number-columns-repeated="9"/>
        </table:table-row>
        <table:table-row table:style-name="ro1">
          <table:table-cell office:value-type="string">
            <text:p>ContactFamilleEtranger</text:p>
          </table:table-cell>
          <table:table-cell office:value-type="string">
            <text:p>0.124715358925905</text:p>
          </table:table-cell>
          <table:table-cell office:value-type="string">
            <text:p>0.213413903509521</text:p>
          </table:table-cell>
          <table:table-cell office:value-type="string">
            <text:p>0.129111284822365</text:p>
          </table:table-cell>
          <table:table-cell office:value-type="string">
            <text:p>0.00827432952717822</text:p>
          </table:table-cell>
          <table:table-cell office:value-type="string">
            <text:p>0.237746059264892</text:p>
          </table:table-cell>
          <table:table-cell table:number-columns-repeated="9"/>
        </table:table-row>
        <table:table-row table:style-name="ro1">
          <table:table-cell office:value-type="string">
            <text:p>FreqRencontreFamille</text:p>
          </table:table-cell>
          <table:table-cell office:value-type="string">
            <text:p>0.007617622204752</text:p>
          </table:table-cell>
          <table:table-cell office:value-type="string">
            <text:p>0.0363121118710258</text:p>
          </table:table-cell>
          <table:table-cell office:value-type="string">
            <text:p>0.199755831578597</text:p>
          </table:table-cell>
          <table:table-cell office:value-type="string">
            <text:p>0.193861819396045</text:p>
          </table:table-cell>
          <table:table-cell office:value-type="string">
            <text:p>0.179183833679668</text:p>
          </table:table-cell>
          <table:table-cell table:number-columns-repeated="9"/>
        </table:table-row>
        <table:table-row table:style-name="ro1">
          <table:table-cell office:value-type="string">
            <text:p>AppartenanceAsociationPaysOrigine</text:p>
          </table:table-cell>
          <table:table-cell office:value-type="string">
            <text:p>0.16951458193359</text:p>
          </table:table-cell>
          <table:table-cell office:value-type="string">
            <text:p>0.172866363612761</text:p>
          </table:table-cell>
          <table:table-cell office:value-type="string">
            <text:p>0.0666605821755584</text:p>
          </table:table-cell>
          <table:table-cell office:value-type="string">
            <text:p>0.0938312959274026</text:p>
          </table:table-cell>
          <table:table-cell office:value-type="string">
            <text:p>0.0036543445482834</text:p>
          </table:table-cell>
          <table:table-cell table:number-columns-repeated="9"/>
        </table:table-row>
        <table:table-row table:style-name="ro1">
          <table:table-cell office:value-type="string">
            <text:p>Pretbancaire</text:p>
          </table:table-cell>
          <table:table-cell office:value-type="string">
            <text:p>0.0010497924529659</text:p>
          </table:table-cell>
          <table:table-cell office:value-type="string">
            <text:p>0.0173428740517252</text:p>
          </table:table-cell>
          <table:table-cell office:value-type="string">
            <text:p>0.104313607723686</text:p>
          </table:table-cell>
          <table:table-cell office:value-type="string">
            <text:p>0.170208096951129</text:p>
          </table:table-cell>
          <table:table-cell office:value-type="string">
            <text:p>0.0729429282636275</text:p>
          </table:table-cell>
          <table:table-cell table:number-columns-repeated="9"/>
        </table:table-row>
        <table:table-row table:style-name="ro1">
          <table:table-cell office:value-type="string">
            <text:p>AppartenancAssociationSolidarite</text:p>
          </table:table-cell>
          <table:table-cell office:value-type="string">
            <text:p>0.112245399528623</text:p>
          </table:table-cell>
          <table:table-cell office:value-type="string">
            <text:p>0.0244960144882776</text:p>
          </table:table-cell>
          <table:table-cell office:value-type="string">
            <text:p>0.0550036370880032</text:p>
          </table:table-cell>
          <table:table-cell office:value-type="string">
            <text:p>0.00539287372899636</text:p>
          </table:table-cell>
          <table:table-cell office:value-type="string">
            <text:p>0.00333550084524513</text:p>
          </table:table-cell>
          <table:table-cell table:number-columns-repeated="9"/>
        </table:table-row>
        <table:table-row table:style-name="ro1">
          <table:table-cell office:value-type="string">
            <text:p>AideVersEtranger</text:p>
          </table:table-cell>
          <table:table-cell office:value-type="string">
            <text:p>0.21325987046858</text:p>
          </table:table-cell>
          <table:table-cell office:value-type="string">
            <text:p>0.283554467936106</text:p>
          </table:table-cell>
          <table:table-cell office:value-type="string">
            <text:p>0.0908896533681232</text:p>
          </table:table-cell>
          <table:table-cell office:value-type="string">
            <text:p>0.0021265902091458</text:p>
          </table:table-cell>
          <table:table-cell office:value-type="string">
            <text:p>0.00197385982241899</text:p>
          </table:table-cell>
          <table:table-cell table:number-columns-repeated="9"/>
        </table:table-row>
        <table:table-row table:style-name="ro1">
          <table:table-cell office:value-type="string">
            <text:p>AmisMemeOrigine</text:p>
          </table:table-cell>
          <table:table-cell office:value-type="string">
            <text:p>0.154829210775405</text:p>
          </table:table-cell>
          <table:table-cell office:value-type="string">
            <text:p>0.178291591882284</text:p>
          </table:table-cell>
          <table:table-cell office:value-type="string">
            <text:p>0.159292673381311</text:p>
          </table:table-cell>
          <table:table-cell office:value-type="string">
            <text:p>0.071136022918365</text:p>
          </table:table-cell>
          <table:table-cell office:value-type="string">
            <text:p>5.5222444196465e-05</text:p>
          </table:table-cell>
          <table:table-cell table:number-columns-repeated="9"/>
        </table:table-row>
        <table:table-row table:style-name="ro1">
          <table:table-cell office:value-type="string">
            <text:p>Emprunt</text:p>
          </table:table-cell>
          <table:table-cell office:value-type="string">
            <text:p>0.589173435876364</text:p>
          </table:table-cell>
          <table:table-cell office:value-type="string">
            <text:p>0.340827204838569</text:p>
          </table:table-cell>
          <table:table-cell office:value-type="string">
            <text:p>0.00315636346266221</text:p>
          </table:table-cell>
          <table:table-cell office:value-type="string">
            <text:p>0.000306117181825579</text:p>
          </table:table-cell>
          <table:table-cell office:value-type="string">
            <text:p>0.00859677920832617</text:p>
          </table:table-cell>
          <table:table-cell table:number-columns-repeated="9"/>
        </table:table-row>
        <table:table-row table:style-name="ro1">
          <table:table-cell office:value-type="string">
            <text:p>DIPLO_PI</text:p>
          </table:table-cell>
          <table:table-cell office:value-type="string">
            <text:p>0.0737431488130032</text:p>
          </table:table-cell>
          <table:table-cell office:value-type="string">
            <text:p>0.169966201458151</text:p>
          </table:table-cell>
          <table:table-cell office:value-type="string">
            <text:p>0.475609895907213</text:p>
          </table:table-cell>
          <table:table-cell office:value-type="string">
            <text:p>0.190590175160122</text:p>
          </table:table-cell>
          <table:table-cell office:value-type="string">
            <text:p>0.37628267908604</text:p>
          </table:table-cell>
          <table:table-cell table:number-columns-repeated="9"/>
        </table:table-row>
        <table:table-row table:style-name="ro1">
          <table:table-cell office:value-type="string">
            <text:p>EmpruntAmi</text:p>
          </table:table-cell>
          <table:table-cell office:value-type="string">
            <text:p>0.407843404088347</text:p>
          </table:table-cell>
          <table:table-cell office:value-type="string">
            <text:p>0.118470456456991</text:p>
          </table:table-cell>
          <table:table-cell office:value-type="string">
            <text:p>0.00135401579210198</text:p>
          </table:table-cell>
          <table:table-cell office:value-type="string">
            <text:p>0.0191941830079678</text:p>
          </table:table-cell>
          <table:table-cell office:value-type="string">
            <text:p>0.0191246699037679</text:p>
          </table:table-cell>
          <table:table-cell table:number-columns-repeated="9"/>
        </table:table-row>
      </table:table>
      <table:database-ranges>
        <table:database-range table:name="__Anonymous_Sheet_DB__1" table:target-range-address="Feuille1.A45:Feuille1.D86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20/12/2013</text:date>, <text:time>00:4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0T00:43:15.99</dc:date>
    <dc:creator>Gabriele </dc:creator>
    <meta:generator>OpenOffice/4.0.0$Win32 OpenOffice.org_project/400m3$Build-9702</meta:generator>
    <meta:document-statistic meta:table-count="1" meta:cell-count="1222" meta:object-count="0"/>
  </office:meta>
</office:document-meta>
</file>